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133.74pt"/>
    </style:style>
    <style:style style:name="co6" style:family="table-column">
      <style:table-column-properties fo:break-before="auto" style:column-width="109.84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139.95pt"/>
    </style:style>
    <style:style style:name="co9" style:family="table-column">
      <style:table-column-properties fo:break-before="auto" style:column-width="128.35pt"/>
    </style:style>
    <style:style style:name="co10" style:family="table-column">
      <style:table-column-properties fo:break-before="auto" style:column-width="91.3pt"/>
    </style:style>
    <style:style style:name="co11" style:family="table-column">
      <style:table-column-properties fo:break-before="auto" style:column-width="143.04pt"/>
    </style:style>
    <style:style style:name="co12" style:family="table-column">
      <style:table-column-properties fo:break-before="auto" style:column-width="137.6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bce4e5"/>
    </style:style>
    <style:style style:name="ce5" style:family="table-cell" style:parent-style-name="Default" style:data-style-name="N121">
      <style:table-cell-properties fo:background-color="#fcd4d1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расчет коэффициентов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number-matrix-columns-spanned="2" table:number-matrix-rows-spanned="1" table:formula="of:=LINEST([.B7:.B210];[.C7:.C210];1;0)" office:value-type="float" office:value="18316956.5429123" calcext:value-type="float">
            <text:p>18316956.5429123</text:p>
          </table:table-cell>
          <table:table-cell office:value-type="float" office:value="10243902100.8417" calcext:value-type="float">
            <text:p>10243902100.8417</text:p>
          </table:table-cell>
          <table:table-cell table:number-columns-repeated="1022"/>
        </table:table-row>
        <table:table-row table:style-name="ro1">
          <table:table-cell table:formula="of:=[.A3]" office:value-type="float" office:value="18316956.5429123" calcext:value-type="float">
            <text:p>18316956.5429123</text:p>
          </table:table-cell>
          <table:table-cell table:formula="of:=[.B3]" office:value-type="float" office:value="10243902100.8417" calcext:value-type="float">
            <text:p>10243902100.841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year-month</text:p>
          </table:table-cell>
          <table:table-cell table:style-name="ce2" office:value-type="string" calcext:value-type="string">
            <text:p>sum_pric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значение тренда</text:p>
          </table:table-cell>
          <table:table-cell table:style-name="ce2" office:value-type="string" calcext:value-type="string">
            <text:p>отклонение фактических</text:p>
            <text:p>Значений от тренда</text:p>
          </table:table-cell>
          <table:table-cell table:style-name="ce2" office:value-type="string" calcext:value-type="string">
            <text:p>среднее отклонение</text:p>
            <text:p> По месяцам</text:p>
          </table:table-cell>
          <table:table-cell table:style-name="ce2" office:value-type="string" calcext:value-type="string">
            <text:p>Общий индекс</text:p>
            <text:p>Сезонности</text:p>
          </table:table-cell>
          <table:table-cell table:style-name="ce2" office:value-type="string" calcext:value-type="string">
            <text:p>коэффициент сезонности,</text:p>
            <text:p>Очищенный от роста</text:p>
          </table:table-cell>
          <table:table-cell table:style-name="ce2" office:value-type="string" calcext:value-type="string">
            <text:p>коэффициенты месяца </text:p>
            <text:p>Для прогнозов</text:p>
          </table:table-cell>
          <table:table-cell table:style-name="ce2" office:value-type="string" calcext:value-type="string">
            <text:p>значение тренда</text:p>
          </table:table-cell>
          <table:table-cell table:style-name="ce2" office:value-type="string" calcext:value-type="string">
            <text:p>прогноз с учетом</text:p>
            <text:p>Коэффициента сезонности</text:p>
          </table:table-cell>
          <table:table-cell table:style-name="ce2" office:value-type="string" calcext:value-type="string">
            <text:p>значения из БД</text:p>
          </table:table-cell>
          <table:table-cell table:style-name="ce2" office:value-type="string" calcext:value-type="string">
            <text:p>отклонение прогноза</text:p>
            <text:p>От фактических значений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01-01</text:p>
          </table:table-cell>
          <table:table-cell office:value-type="float" office:value="2690725104" calcext:value-type="float">
            <text:p>2690725104</text:p>
          </table:table-cell>
          <table:table-cell office:value-type="float" office:value="1" calcext:value-type="float">
            <text:p>1</text:p>
          </table:table-cell>
          <table:table-cell table:formula="of:=[.C7]*[.$A$4]+[.$B$4]" office:value-type="float" office:value="10262219057.3846" calcext:value-type="float">
            <text:p>10262219057.3846</text:p>
          </table:table-cell>
          <table:table-cell table:formula="of:=[.B7]/[.D7]" office:value-type="float" office:value="0.262197200133219" calcext:value-type="float">
            <text:p>0.262197200133219</text:p>
          </table:table-cell>
          <table:table-cell table:formula="of:=AVERAGE([.E7];[.E19];[.E31];[.E43];[.E55];[.E67];[.E79];[.E91];[.E103];[.E115];[.E127];[.E139];[.E151];[.E163];[.E175];[.E187];[.E199])" office:value-type="float" office:value="0.646250536041" calcext:value-type="float">
            <text:p>0.646250536041</text:p>
          </table:table-cell>
          <table:table-cell table:formula="of:=AVERAGE([.F7:.F18])" office:value-type="float" office:value="0.999794218559853" calcext:value-type="float">
            <text:p>0.999794218559853</text:p>
          </table:table-cell>
          <table:table-cell table:formula="of:=[.F7]/[.$G$7]" office:value-type="float" office:value="0.64638354977876" calcext:value-type="float">
            <text:p>0.64638354977876</text:p>
          </table:table-cell>
          <table:table-cell office:value-type="float" office:value="205" calcext:value-type="float">
            <text:p>205</text:p>
          </table:table-cell>
          <table:table-cell table:formula="of:=[.I7]*[.$A$4]+[.$B$4]" office:value-type="float" office:value="13998878192.1387" calcext:value-type="float">
            <text:p>13,998,878,192</text:p>
          </table:table-cell>
          <table:table-cell table:style-name="ce4" table:formula="of:=[.J7]*[.H7]" office:value-type="float" office:value="9048644578.75509" calcext:value-type="float">
            <text:p>9,048,644,579</text:p>
          </table:table-cell>
          <table:table-cell table:style-name="ce5" office:value-type="float" office:value="10687415900" calcext:value-type="float">
            <text:p>10,687,415,900</text:p>
          </table:table-cell>
          <table:table-cell table:style-name="ce6" table:formula="of:=[.K7]/[.L7]" office:value-type="float" office:value="0.846663465090293" calcext:value-type="float">
            <text:p>0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-02</text:p>
          </table:table-cell>
          <table:table-cell office:value-type="float" office:value="9974992304" calcext:value-type="float">
            <text:p>9974992304</text:p>
          </table:table-cell>
          <table:table-cell office:value-type="float" office:value="2" calcext:value-type="float">
            <text:p>2</text:p>
          </table:table-cell>
          <table:table-cell table:formula="of:=[.C8]*[.$A$4]+[.$B$4]" office:value-type="float" office:value="10280536013.9275" calcext:value-type="float">
            <text:p>10280536013.9275</text:p>
          </table:table-cell>
          <table:table-cell table:formula="of:=[.B8]/[.D8]" office:value-type="float" office:value="0.970279398903561" calcext:value-type="float">
            <text:p>0.970279398903561</text:p>
          </table:table-cell>
          <table:table-cell table:formula="of:=AVERAGE([.E8];[.E20];[.E32];[.E44];[.E56];[.E68];[.E80];[.E92];[.E104];[.E116];[.E128];[.E140];[.E152];[.E164];[.E176];[.E188];[.E200])" office:value-type="float" office:value="0.776637653686777" calcext:value-type="float">
            <text:p>0.776637653686777</text:p>
          </table:table-cell>
          <table:table-cell/>
          <table:table-cell table:formula="of:=[.F8]/[.$G$7]" office:value-type="float" office:value="0.776797504195893" calcext:value-type="float">
            <text:p>0.776797504195893</text:p>
          </table:table-cell>
          <table:table-cell office:value-type="float" office:value="206" calcext:value-type="float">
            <text:p>206</text:p>
          </table:table-cell>
          <table:table-cell table:formula="of:=[.I8]*[.$A$4]+[.$B$4]" office:value-type="float" office:value="14017195148.6816" calcext:value-type="float">
            <text:p>14,017,195,149</text:p>
          </table:table-cell>
          <table:table-cell table:style-name="ce4" table:formula="of:=[.J8]*[.H8]" office:value-type="float" office:value="10888522207.3227" calcext:value-type="float">
            <text:p>10,888,522,207</text:p>
          </table:table-cell>
          <table:table-cell table:style-name="ce5" office:value-type="float" office:value="7022719900" calcext:value-type="float">
            <text:p>7,022,719,900</text:p>
          </table:table-cell>
          <table:table-cell table:style-name="ce6" table:formula="of:=[.K8]/[.L8]" office:value-type="float" office:value="1.5504708093687" calcext:value-type="float">
            <text:p>1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-03</text:p>
          </table:table-cell>
          <table:table-cell office:value-type="float" office:value="11329431400" calcext:value-type="float">
            <text:p>11329431400</text:p>
          </table:table-cell>
          <table:table-cell office:value-type="float" office:value="3" calcext:value-type="float">
            <text:p>3</text:p>
          </table:table-cell>
          <table:table-cell table:formula="of:=[.C9]*[.$A$4]+[.$B$4]" office:value-type="float" office:value="10298852970.4704" calcext:value-type="float">
            <text:p>10298852970.4704</text:p>
          </table:table-cell>
          <table:table-cell table:formula="of:=[.B9]/[.D9]" office:value-type="float" office:value="1.10006730191066" calcext:value-type="float">
            <text:p>1.10006730191066</text:p>
          </table:table-cell>
          <table:table-cell table:formula="of:=AVERAGE([.E9];[.E21];[.E33];[.E45];[.E57];[.E69];[.E81];[.E93];[.E105];[.E117];[.E129];[.E141];[.E153];[.E165];[.E177];[.E189];[.E201])" office:value-type="float" office:value="0.956188044635383" calcext:value-type="float">
            <text:p>0.956188044635383</text:p>
          </table:table-cell>
          <table:table-cell/>
          <table:table-cell table:formula="of:=[.F9]/[.$G$7]" office:value-type="float" office:value="0.956384850887334" calcext:value-type="float">
            <text:p>0.956384850887334</text:p>
          </table:table-cell>
          <table:table-cell office:value-type="float" office:value="207" calcext:value-type="float">
            <text:p>207</text:p>
          </table:table-cell>
          <table:table-cell table:formula="of:=[.I9]*[.$A$4]+[.$B$4]" office:value-type="float" office:value="14035512105.2245" calcext:value-type="float">
            <text:p>14,035,512,105</text:p>
          </table:table-cell>
          <table:table-cell table:style-name="ce4" table:formula="of:=[.J9]*[.H9]" office:value-type="float" office:value="13423351151.8825" calcext:value-type="float">
            <text:p>13,423,351,152</text:p>
          </table:table-cell>
          <table:table-cell table:style-name="ce5" office:value-type="float" office:value="9178951600" calcext:value-type="float">
            <text:p>9,178,951,600</text:p>
          </table:table-cell>
          <table:table-cell table:style-name="ce6" table:formula="of:=[.K9]/[.L9]" office:value-type="float" office:value="1.46240570130934" calcext:value-type="float">
            <text:p>1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-04</text:p>
          </table:table-cell>
          <table:table-cell office:value-type="float" office:value="7967360100" calcext:value-type="float">
            <text:p>7967360100</text:p>
          </table:table-cell>
          <table:table-cell office:value-type="float" office:value="4" calcext:value-type="float">
            <text:p>4</text:p>
          </table:table-cell>
          <table:table-cell table:formula="of:=[.C10]*[.$A$4]+[.$B$4]" office:value-type="float" office:value="10317169927.0133" calcext:value-type="float">
            <text:p>10317169927.0133</text:p>
          </table:table-cell>
          <table:table-cell table:formula="of:=[.B10]/[.D10]" office:value-type="float" office:value="0.772242791033144" calcext:value-type="float">
            <text:p>0.772242791033144</text:p>
          </table:table-cell>
          <table:table-cell table:formula="of:=AVERAGE([.E10];[.E22];[.E34];[.E46];[.E58];[.E70];[.E82];[.E94];[.E106];[.E118];[.E130];[.E142];[.E154];[.E166];[.E178];[.E190];[.E202])" office:value-type="float" office:value="0.928329697384184" calcext:value-type="float">
            <text:p>0.928329697384184</text:p>
          </table:table-cell>
          <table:table-cell/>
          <table:table-cell table:formula="of:=[.F10]/[.$G$7]" office:value-type="float" office:value="0.928520769725385" calcext:value-type="float">
            <text:p>0.928520769725385</text:p>
          </table:table-cell>
          <table:table-cell office:value-type="float" office:value="208" calcext:value-type="float">
            <text:p>208</text:p>
          </table:table-cell>
          <table:table-cell table:formula="of:=[.I10]*[.$A$4]+[.$B$4]" office:value-type="float" office:value="14053829061.7674" calcext:value-type="float">
            <text:p>14,053,829,062</text:p>
          </table:table-cell>
          <table:table-cell table:style-name="ce4" table:formula="of:=[.J10]*[.H10]" office:value-type="float" office:value="13049272178.0213" calcext:value-type="float">
            <text:p>13,049,272,178</text:p>
          </table:table-cell>
          <table:table-cell table:style-name="ce5" office:value-type="float" office:value="11547755108" calcext:value-type="float">
            <text:p>11,547,755,108</text:p>
          </table:table-cell>
          <table:table-cell table:style-name="ce6" table:formula="of:=[.K10]/[.L10]" office:value-type="float" office:value="1.13002675030587" calcext:value-type="float">
            <text:p>1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-05</text:p>
          </table:table-cell>
          <table:table-cell office:value-type="float" office:value="6123253500" calcext:value-type="float">
            <text:p>6123253500</text:p>
          </table:table-cell>
          <table:table-cell office:value-type="float" office:value="5" calcext:value-type="float">
            <text:p>5</text:p>
          </table:table-cell>
          <table:table-cell table:formula="of:=[.C11]*[.$A$4]+[.$B$4]" office:value-type="float" office:value="10335486883.5563" calcext:value-type="float">
            <text:p>10335486883.5563</text:p>
          </table:table-cell>
          <table:table-cell table:formula="of:=[.B11]/[.D11]" office:value-type="float" office:value="0.592449448099256" calcext:value-type="float">
            <text:p>0.592449448099256</text:p>
          </table:table-cell>
          <table:table-cell table:formula="of:=AVERAGE([.E11];[.E23];[.E35];[.E47];[.E59];[.E71];[.E83];[.E95];[.E107];[.E119];[.E131];[.E143];[.E155];[.E167];[.E179];[.E191];[.E203])" office:value-type="float" office:value="0.783187483445047" calcext:value-type="float">
            <text:p>0.783187483445047</text:p>
          </table:table-cell>
          <table:table-cell/>
          <table:table-cell table:formula="of:=[.F11]/[.$G$7]" office:value-type="float" office:value="0.783348682064979" calcext:value-type="float">
            <text:p>0.783348682064979</text:p>
          </table:table-cell>
          <table:table-cell office:value-type="float" office:value="209" calcext:value-type="float">
            <text:p>209</text:p>
          </table:table-cell>
          <table:table-cell table:formula="of:=[.I11]*[.$A$4]+[.$B$4]" office:value-type="float" office:value="14072146018.3104" calcext:value-type="float">
            <text:p>14,072,146,018</text:p>
          </table:table-cell>
          <table:table-cell table:style-name="ce4" table:formula="of:=[.J11]*[.H11]" office:value-type="float" office:value="11023397037.2694" calcext:value-type="float">
            <text:p>11,023,397,037</text:p>
          </table:table-cell>
          <table:table-cell table:style-name="ce5" office:value-type="float" office:value="12848114300" calcext:value-type="float">
            <text:p>12,848,114,300</text:p>
          </table:table-cell>
          <table:table-cell table:style-name="ce6" table:formula="of:=[.K11]/[.L11]" office:value-type="float" office:value="0.857977815255688" calcext:value-type="float">
            <text:p>0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-06</text:p>
          </table:table-cell>
          <table:table-cell office:value-type="float" office:value="10371805500" calcext:value-type="float">
            <text:p>10371805500</text:p>
          </table:table-cell>
          <table:table-cell office:value-type="float" office:value="6" calcext:value-type="float">
            <text:p>6</text:p>
          </table:table-cell>
          <table:table-cell table:formula="of:=[.C12]*[.$A$4]+[.$B$4]" office:value-type="float" office:value="10353803840.0992" calcext:value-type="float">
            <text:p>10353803840.0992</text:p>
          </table:table-cell>
          <table:table-cell table:formula="of:=[.B12]/[.D12]" office:value-type="float" office:value="1.001738651821" calcext:value-type="float">
            <text:p>1.001738651821</text:p>
          </table:table-cell>
          <table:table-cell table:formula="of:=AVERAGE([.E12];[.E24];[.E36];[.E48];[.E60];[.E72];[.E84];[.E96];[.E108];[.E120];[.E132];[.E144];[.E156];[.E168];[.E180];[.E192];[.E204])" office:value-type="float" office:value="0.827837707028226" calcext:value-type="float">
            <text:p>0.827837707028226</text:p>
          </table:table-cell>
          <table:table-cell/>
          <table:table-cell table:formula="of:=[.F12]/[.$G$7]" office:value-type="float" office:value="0.828008095726618" calcext:value-type="float">
            <text:p>0.828008095726618</text:p>
          </table:table-cell>
          <table:table-cell office:value-type="float" office:value="210" calcext:value-type="float">
            <text:p>210</text:p>
          </table:table-cell>
          <table:table-cell table:formula="of:=[.I12]*[.$A$4]+[.$B$4]" office:value-type="float" office:value="14090462974.8533" calcext:value-type="float">
            <text:p>14,090,462,975</text:p>
          </table:table-cell>
          <table:table-cell table:style-name="ce4" table:formula="of:=[.J12]*[.H12]" office:value-type="float" office:value="11667017415.7147" calcext:value-type="float">
            <text:p>11,667,017,416</text:p>
          </table:table-cell>
          <table:table-cell table:style-name="ce5" office:value-type="float" office:value="7784444500" calcext:value-type="float">
            <text:p>7,784,444,500</text:p>
          </table:table-cell>
          <table:table-cell table:style-name="ce6" table:formula="of:=[.K12]/[.L12]" office:value-type="float" office:value="1.49876043380034" calcext:value-type="float">
            <text:p>1.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-07</text:p>
          </table:table-cell>
          <table:table-cell office:value-type="float" office:value="7395817100" calcext:value-type="float">
            <text:p>7395817100</text:p>
          </table:table-cell>
          <table:table-cell office:value-type="float" office:value="7" calcext:value-type="float">
            <text:p>7</text:p>
          </table:table-cell>
          <table:table-cell table:formula="of:=[.C13]*[.$A$4]+[.$B$4]" office:value-type="float" office:value="10372120796.6421" calcext:value-type="float">
            <text:p>10372120796.6421</text:p>
          </table:table-cell>
          <table:table-cell table:formula="of:=[.B13]/[.D13]" office:value-type="float" office:value="0.713047721387352" calcext:value-type="float">
            <text:p>0.713047721387352</text:p>
          </table:table-cell>
          <table:table-cell table:formula="of:=AVERAGE([.E13];[.E25];[.E37];[.E49];[.E61];[.E73];[.E85];[.E97];[.E109];[.E121];[.E133];[.E145];[.E157];[.E169];[.E181];[.E193];[.E205])" office:value-type="float" office:value="0.777004684661478" calcext:value-type="float">
            <text:p>0.777004684661478</text:p>
          </table:table-cell>
          <table:table-cell/>
          <table:table-cell table:formula="of:=[.F13]/[.$G$7]" office:value-type="float" office:value="0.777164610714302" calcext:value-type="float">
            <text:p>0.777164610714302</text:p>
          </table:table-cell>
          <table:table-cell office:value-type="float" office:value="211" calcext:value-type="float">
            <text:p>211</text:p>
          </table:table-cell>
          <table:table-cell table:formula="of:=[.I13]*[.$A$4]+[.$B$4]" office:value-type="float" office:value="14108779931.3962" calcext:value-type="float">
            <text:p>14,108,779,931</text:p>
          </table:table-cell>
          <table:table-cell table:style-name="ce4" table:formula="of:=[.J13]*[.H13]" office:value-type="float" office:value="10964844463.0373" calcext:value-type="float">
            <text:p>10,964,844,463</text:p>
          </table:table-cell>
          <table:table-cell table:style-name="ce5" office:value-type="float" office:value="11869781688" calcext:value-type="float">
            <text:p>11,869,781,688</text:p>
          </table:table-cell>
          <table:table-cell table:style-name="ce6" table:formula="of:=[.K13]/[.L13]" office:value-type="float" office:value="0.923761257894271" calcext:value-type="float">
            <text:p>0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-08</text:p>
          </table:table-cell>
          <table:table-cell office:value-type="float" office:value="10922436700" calcext:value-type="float">
            <text:p>10922436700</text:p>
          </table:table-cell>
          <table:table-cell office:value-type="float" office:value="8" calcext:value-type="float">
            <text:p>8</text:p>
          </table:table-cell>
          <table:table-cell table:formula="of:=[.C14]*[.$A$4]+[.$B$4]" office:value-type="float" office:value="10390437753.185" calcext:value-type="float">
            <text:p>10390437753.185</text:p>
          </table:table-cell>
          <table:table-cell table:formula="of:=[.B14]/[.D14]" office:value-type="float" office:value="1.05120082131784" calcext:value-type="float">
            <text:p>1.05120082131784</text:p>
          </table:table-cell>
          <table:table-cell table:formula="of:=AVERAGE([.E14];[.E26];[.E38];[.E50];[.E62];[.E74];[.E86];[.E98];[.E110];[.E122];[.E134];[.E146];[.E158];[.E170];[.E182];[.E194];[.E206])" office:value-type="float" office:value="0.888717907085511" calcext:value-type="float">
            <text:p>0.888717907085511</text:p>
          </table:table-cell>
          <table:table-cell/>
          <table:table-cell table:formula="of:=[.F14]/[.$G$7]" office:value-type="float" office:value="0.888900826377711" calcext:value-type="float">
            <text:p>0.888900826377711</text:p>
          </table:table-cell>
          <table:table-cell office:value-type="float" office:value="212" calcext:value-type="float">
            <text:p>212</text:p>
          </table:table-cell>
          <table:table-cell table:formula="of:=[.I14]*[.$A$4]+[.$B$4]" office:value-type="float" office:value="14127096887.9391" calcext:value-type="float">
            <text:p>14,127,096,888</text:p>
          </table:table-cell>
          <table:table-cell table:style-name="ce4" table:formula="of:=[.J14]*[.H14]" office:value-type="float" office:value="12557588098.007" calcext:value-type="float">
            <text:p>12,557,588,098</text:p>
          </table:table-cell>
          <table:table-cell table:style-name="ce5" office:value-type="float" office:value="13982362800" calcext:value-type="float">
            <text:p>13,982,362,800</text:p>
          </table:table-cell>
          <table:table-cell table:style-name="ce6" table:formula="of:=[.K14]/[.L14]" office:value-type="float" office:value="0.898102007337919" calcext:value-type="float">
            <text:p>0.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-09</text:p>
          </table:table-cell>
          <table:table-cell office:value-type="float" office:value="8326850700" calcext:value-type="float">
            <text:p>8326850700</text:p>
          </table:table-cell>
          <table:table-cell office:value-type="float" office:value="9" calcext:value-type="float">
            <text:p>9</text:p>
          </table:table-cell>
          <table:table-cell table:formula="of:=[.C15]*[.$A$4]+[.$B$4]" office:value-type="float" office:value="10408754709.7279" calcext:value-type="float">
            <text:p>10408754709.7279</text:p>
          </table:table-cell>
          <table:table-cell table:formula="of:=[.B15]/[.D15]" office:value-type="float" office:value="0.799985294323232" calcext:value-type="float">
            <text:p>0.799985294323232</text:p>
          </table:table-cell>
          <table:table-cell table:formula="of:=AVERAGE([.E15];[.E27];[.E39];[.E51];[.E63];[.E75];[.E87];[.E99];[.E111];[.E123];[.E135];[.E147];[.E159];[.E171];[.E183];[.E195];[.E207])" office:value-type="float" office:value="0.925201854714434" calcext:value-type="float">
            <text:p>0.925201854714434</text:p>
          </table:table-cell>
          <table:table-cell/>
          <table:table-cell table:formula="of:=[.F15]/[.$G$7]" office:value-type="float" office:value="0.925392283271187" calcext:value-type="float">
            <text:p>0.925392283271187</text:p>
          </table:table-cell>
          <table:table-cell office:value-type="float" office:value="213" calcext:value-type="float">
            <text:p>213</text:p>
          </table:table-cell>
          <table:table-cell table:formula="of:=[.I15]*[.$A$4]+[.$B$4]" office:value-type="float" office:value="14145413844.482" calcext:value-type="float">
            <text:p>14,145,413,844</text:p>
          </table:table-cell>
          <table:table-cell table:style-name="ce4" table:formula="of:=[.J15]*[.H15]" office:value-type="float" office:value="13090056815.3611" calcext:value-type="float">
            <text:p>13,090,056,815</text:p>
          </table:table-cell>
          <table:table-cell table:style-name="ce5" office:value-type="float" office:value="10166274300" calcext:value-type="float">
            <text:p>10,166,274,300</text:p>
          </table:table-cell>
          <table:table-cell table:style-name="ce6" table:formula="of:=[.K15]/[.L15]" office:value-type="float" office:value="1.28759626477529" calcext:value-type="float">
            <text:p>1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-10</text:p>
          </table:table-cell>
          <table:table-cell office:value-type="float" office:value="11436003600" calcext:value-type="float">
            <text:p>11436003600</text:p>
          </table:table-cell>
          <table:table-cell office:value-type="float" office:value="10" calcext:value-type="float">
            <text:p>10</text:p>
          </table:table-cell>
          <table:table-cell table:formula="of:=[.C16]*[.$A$4]+[.$B$4]" office:value-type="float" office:value="10427071666.2708" calcext:value-type="float">
            <text:p>10427071666.2708</text:p>
          </table:table-cell>
          <table:table-cell table:formula="of:=[.B16]/[.D16]" office:value-type="float" office:value="1.09676081320059" calcext:value-type="float">
            <text:p>1.09676081320059</text:p>
          </table:table-cell>
          <table:table-cell table:formula="of:=AVERAGE([.E16];[.E28];[.E40];[.E52];[.E64];[.E76];[.E88];[.E100];[.E112];[.E124];[.E136];[.E148];[.E160];[.E172];[.E184];[.E196];[.E208])" office:value-type="float" office:value="1.24094179674376" calcext:value-type="float">
            <text:p>1.24094179674376</text:p>
          </table:table-cell>
          <table:table-cell/>
          <table:table-cell table:formula="of:=[.F16]/[.$G$7]" office:value-type="float" office:value="1.24119721209357" calcext:value-type="float">
            <text:p>1.24119721209357</text:p>
          </table:table-cell>
          <table:table-cell office:value-type="float" office:value="214" calcext:value-type="float">
            <text:p>214</text:p>
          </table:table-cell>
          <table:table-cell table:formula="of:=[.I16]*[.$A$4]+[.$B$4]" office:value-type="float" office:value="14163730801.0249" calcext:value-type="float">
            <text:p>14,163,730,801</text:p>
          </table:table-cell>
          <table:table-cell table:style-name="ce4" table:formula="of:=[.J16]*[.H16]" office:value-type="float" office:value="17579983183.076" calcext:value-type="float">
            <text:p>17,579,983,183</text:p>
          </table:table-cell>
          <table:table-cell table:style-name="ce5" office:value-type="float" office:value="29471595300" calcext:value-type="float">
            <text:p>29,471,595,300</text:p>
          </table:table-cell>
          <table:table-cell table:style-name="ce6" table:formula="of:=[.K16]/[.L16]" office:value-type="float" office:value="0.596505991756612" calcext:value-type="float">
            <text:p>0.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-11</text:p>
          </table:table-cell>
          <table:table-cell office:value-type="float" office:value="18632260500" calcext:value-type="float">
            <text:p>18632260500</text:p>
          </table:table-cell>
          <table:table-cell office:value-type="float" office:value="11" calcext:value-type="float">
            <text:p>11</text:p>
          </table:table-cell>
          <table:table-cell table:formula="of:=[.C17]*[.$A$4]+[.$B$4]" office:value-type="float" office:value="10445388622.8137" calcext:value-type="float">
            <text:p>10445388622.8137</text:p>
          </table:table-cell>
          <table:table-cell table:formula="of:=[.B17]/[.D17]" office:value-type="float" office:value="1.7837785814216" calcext:value-type="float">
            <text:p>1.7837785814216</text:p>
          </table:table-cell>
          <table:table-cell table:formula="of:=AVERAGE([.E17];[.E29];[.E41];[.E53];[.E65];[.E77];[.E89];[.E101];[.E113];[.E125];[.E137];[.E149];[.E161];[.E173];[.E185];[.E197];[.E209])" office:value-type="float" office:value="1.43849818716209" calcext:value-type="float">
            <text:p>1.43849818716209</text:p>
          </table:table-cell>
          <table:table-cell/>
          <table:table-cell table:formula="of:=[.F17]/[.$G$7]" office:value-type="float" office:value="1.43879426431788" calcext:value-type="float">
            <text:p>1.43879426431788</text:p>
          </table:table-cell>
          <table:table-cell office:value-type="float" office:value="215" calcext:value-type="float">
            <text:p>215</text:p>
          </table:table-cell>
          <table:table-cell table:formula="of:=[.I17]*[.$A$4]+[.$B$4]" office:value-type="float" office:value="14182047757.5678" calcext:value-type="float">
            <text:p>14,182,047,758</text:p>
          </table:table-cell>
          <table:table-cell table:style-name="ce4" table:formula="of:=[.J17]*[.H17]" office:value-type="float" office:value="20405048969.8708" calcext:value-type="float">
            <text:p>20,405,048,970</text:p>
          </table:table-cell>
          <table:table-cell table:style-name="ce5" office:value-type="float" office:value="14537434100" calcext:value-type="float">
            <text:p>14,537,434,100</text:p>
          </table:table-cell>
          <table:table-cell table:style-name="ce6" table:formula="of:=[.K17]/[.L17]" office:value-type="float" office:value="1.40362108123818" calcext:value-type="float">
            <text:p>1.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-12</text:p>
          </table:table-cell>
          <table:table-cell office:value-type="float" office:value="16712429288" calcext:value-type="float">
            <text:p>16712429288</text:p>
          </table:table-cell>
          <table:table-cell office:value-type="float" office:value="12" calcext:value-type="float">
            <text:p>12</text:p>
          </table:table-cell>
          <table:table-cell table:formula="of:=[.C18]*[.$A$4]+[.$B$4]" office:value-type="float" office:value="10463705579.3566" calcext:value-type="float">
            <text:p>10463705579.3566</text:p>
          </table:table-cell>
          <table:table-cell table:formula="of:=[.B18]/[.D18]" office:value-type="float" office:value="1.59718076557612" calcext:value-type="float">
            <text:p>1.59718076557612</text:p>
          </table:table-cell>
          <table:table-cell table:formula="of:=AVERAGE([.E18];[.E30];[.E42];[.E54];[.E66];[.E78];[.E90];[.E102];[.E114];[.E126];[.E138];[.E150];[.E162];[.E174];[.E186];[.E198];[.E210])" office:value-type="float" office:value="1.80873507013034" calcext:value-type="float">
            <text:p>1.80873507013034</text:p>
          </table:table-cell>
          <table:table-cell/>
          <table:table-cell table:formula="of:=[.F18]/[.$G$7]" office:value-type="float" office:value="1.80910735084638" calcext:value-type="float">
            <text:p>1.80910735084638</text:p>
          </table:table-cell>
          <table:table-cell office:value-type="float" office:value="216" calcext:value-type="float">
            <text:p>216</text:p>
          </table:table-cell>
          <table:table-cell table:formula="of:=[.I18]*[.$A$4]+[.$B$4]" office:value-type="float" office:value="14200364714.1107" calcext:value-type="float">
            <text:p>14,200,364,714</text:p>
          </table:table-cell>
          <table:table-cell table:style-name="ce4" table:formula="of:=[.J18]*[.H18]" office:value-type="float" office:value="25689984188.9972" calcext:value-type="float">
            <text:p>25,689,984,189</text:p>
          </table:table-cell>
          <table:table-cell table:style-name="ce5" office:value-type="float" office:value="23777954204" calcext:value-type="float">
            <text:p>23,777,954,204</text:p>
          </table:table-cell>
          <table:table-cell table:style-name="ce6" table:formula="of:=[.K18]/[.L18]" office:value-type="float" office:value="1.08041187936494" calcext:value-type="float">
            <text:p>1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2-01</text:p>
          </table:table-cell>
          <table:table-cell office:value-type="float" office:value="4851482300" calcext:value-type="float">
            <text:p>4851482300</text:p>
          </table:table-cell>
          <table:table-cell office:value-type="float" office:value="13" calcext:value-type="float">
            <text:p>13</text:p>
          </table:table-cell>
          <table:table-cell table:formula="of:=[.C19]*[.$A$4]+[.$B$4]" office:value-type="float" office:value="10482022535.8995" calcext:value-type="float">
            <text:p>10482022535.8995</text:p>
          </table:table-cell>
          <table:table-cell table:formula="of:=[.B19]/[.D19]" office:value-type="float" office:value="0.462838377172374" calcext:value-type="float">
            <text:p>0.4628383771723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-02</text:p>
          </table:table-cell>
          <table:table-cell office:value-type="float" office:value="8299253200" calcext:value-type="float">
            <text:p>8299253200</text:p>
          </table:table-cell>
          <table:table-cell office:value-type="float" office:value="14" calcext:value-type="float">
            <text:p>14</text:p>
          </table:table-cell>
          <table:table-cell table:formula="of:=[.C20]*[.$A$4]+[.$B$4]" office:value-type="float" office:value="10500339492.4425" calcext:value-type="float">
            <text:p>10500339492.4425</text:p>
          </table:table-cell>
          <table:table-cell table:formula="of:=[.B20]/[.D20]" office:value-type="float" office:value="0.790379511631345" calcext:value-type="float">
            <text:p>0.790379511631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-03</text:p>
          </table:table-cell>
          <table:table-cell office:value-type="float" office:value="11390732500" calcext:value-type="float">
            <text:p>11390732500</text:p>
          </table:table-cell>
          <table:table-cell office:value-type="float" office:value="15" calcext:value-type="float">
            <text:p>15</text:p>
          </table:table-cell>
          <table:table-cell table:formula="of:=[.C21]*[.$A$4]+[.$B$4]" office:value-type="float" office:value="10518656448.9854" calcext:value-type="float">
            <text:p>10518656448.9854</text:p>
          </table:table-cell>
          <table:table-cell table:formula="of:=[.B21]/[.D21]" office:value-type="float" office:value="1.08290755147714" calcext:value-type="float">
            <text:p>1.082907551477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-04</text:p>
          </table:table-cell>
          <table:table-cell office:value-type="float" office:value="9150232000" calcext:value-type="float">
            <text:p>9150232000</text:p>
          </table:table-cell>
          <table:table-cell office:value-type="float" office:value="16" calcext:value-type="float">
            <text:p>16</text:p>
          </table:table-cell>
          <table:table-cell table:formula="of:=[.C22]*[.$A$4]+[.$B$4]" office:value-type="float" office:value="10536973405.5283" calcext:value-type="float">
            <text:p>10536973405.5283</text:p>
          </table:table-cell>
          <table:table-cell table:formula="of:=[.B22]/[.D22]" office:value-type="float" office:value="0.868392815265081" calcext:value-type="float">
            <text:p>0.8683928152650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-05</text:p>
          </table:table-cell>
          <table:table-cell office:value-type="float" office:value="8445163300" calcext:value-type="float">
            <text:p>8445163300</text:p>
          </table:table-cell>
          <table:table-cell office:value-type="float" office:value="17" calcext:value-type="float">
            <text:p>17</text:p>
          </table:table-cell>
          <table:table-cell table:formula="of:=[.C23]*[.$A$4]+[.$B$4]" office:value-type="float" office:value="10555290362.0712" calcext:value-type="float">
            <text:p>10555290362.0712</text:p>
          </table:table-cell>
          <table:table-cell table:formula="of:=[.B23]/[.D23]" office:value-type="float" office:value="0.800088203195848" calcext:value-type="float">
            <text:p>0.8000882031958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-06</text:p>
          </table:table-cell>
          <table:table-cell office:value-type="float" office:value="9933408100" calcext:value-type="float">
            <text:p>9933408100</text:p>
          </table:table-cell>
          <table:table-cell office:value-type="float" office:value="18" calcext:value-type="float">
            <text:p>18</text:p>
          </table:table-cell>
          <table:table-cell table:formula="of:=[.C24]*[.$A$4]+[.$B$4]" office:value-type="float" office:value="10573607318.6141" calcext:value-type="float">
            <text:p>10573607318.6141</text:p>
          </table:table-cell>
          <table:table-cell table:formula="of:=[.B24]/[.D24]" office:value-type="float" office:value="0.939453093034098" calcext:value-type="float">
            <text:p>0.9394530930340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-07</text:p>
          </table:table-cell>
          <table:table-cell office:value-type="float" office:value="7921608100" calcext:value-type="float">
            <text:p>7921608100</text:p>
          </table:table-cell>
          <table:table-cell office:value-type="float" office:value="19" calcext:value-type="float">
            <text:p>19</text:p>
          </table:table-cell>
          <table:table-cell table:formula="of:=[.C25]*[.$A$4]+[.$B$4]" office:value-type="float" office:value="10591924275.157" calcext:value-type="float">
            <text:p>10591924275.157</text:p>
          </table:table-cell>
          <table:table-cell table:formula="of:=[.B25]/[.D25]" office:value-type="float" office:value="0.747891307963733" calcext:value-type="float">
            <text:p>0.747891307963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-08</text:p>
          </table:table-cell>
          <table:table-cell office:value-type="float" office:value="10747264500" calcext:value-type="float">
            <text:p>10747264500</text:p>
          </table:table-cell>
          <table:table-cell office:value-type="float" office:value="20" calcext:value-type="float">
            <text:p>20</text:p>
          </table:table-cell>
          <table:table-cell table:formula="of:=[.C26]*[.$A$4]+[.$B$4]" office:value-type="float" office:value="10610241231.6999" calcext:value-type="float">
            <text:p>10610241231.6999</text:p>
          </table:table-cell>
          <table:table-cell table:formula="of:=[.B26]/[.D26]" office:value-type="float" office:value="1.01291424627469" calcext:value-type="float">
            <text:p>1.012914246274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-09</text:p>
          </table:table-cell>
          <table:table-cell office:value-type="float" office:value="9317789600" calcext:value-type="float">
            <text:p>9317789600</text:p>
          </table:table-cell>
          <table:table-cell office:value-type="float" office:value="21" calcext:value-type="float">
            <text:p>21</text:p>
          </table:table-cell>
          <table:table-cell table:formula="of:=[.C27]*[.$A$4]+[.$B$4]" office:value-type="float" office:value="10628558188.2428" calcext:value-type="float">
            <text:p>10628558188.2428</text:p>
          </table:table-cell>
          <table:table-cell table:formula="of:=[.B27]/[.D27]" office:value-type="float" office:value="0.876674844788186" calcext:value-type="float">
            <text:p>0.876674844788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-10</text:p>
          </table:table-cell>
          <table:table-cell office:value-type="float" office:value="12529619200" calcext:value-type="float">
            <text:p>12529619200</text:p>
          </table:table-cell>
          <table:table-cell office:value-type="float" office:value="22" calcext:value-type="float">
            <text:p>22</text:p>
          </table:table-cell>
          <table:table-cell table:formula="of:=[.C28]*[.$A$4]+[.$B$4]" office:value-type="float" office:value="10646875144.7858" calcext:value-type="float">
            <text:p>10646875144.7858</text:p>
          </table:table-cell>
          <table:table-cell table:formula="of:=[.B28]/[.D28]" office:value-type="float" office:value="1.17683536527018" calcext:value-type="float">
            <text:p>1.17683536527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-11</text:p>
          </table:table-cell>
          <table:table-cell office:value-type="float" office:value="17797803796" calcext:value-type="float">
            <text:p>17797803796</text:p>
          </table:table-cell>
          <table:table-cell office:value-type="float" office:value="23" calcext:value-type="float">
            <text:p>23</text:p>
          </table:table-cell>
          <table:table-cell table:formula="of:=[.C29]*[.$A$4]+[.$B$4]" office:value-type="float" office:value="10665192101.3287" calcext:value-type="float">
            <text:p>10665192101.3287</text:p>
          </table:table-cell>
          <table:table-cell table:formula="of:=[.B29]/[.D29]" office:value-type="float" office:value="1.66877479813821" calcext:value-type="float">
            <text:p>1.668774798138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-12</text:p>
          </table:table-cell>
          <table:table-cell office:value-type="float" office:value="13105915900" calcext:value-type="float">
            <text:p>13105915900</text:p>
          </table:table-cell>
          <table:table-cell office:value-type="float" office:value="24" calcext:value-type="float">
            <text:p>24</text:p>
          </table:table-cell>
          <table:table-cell table:formula="of:=[.C30]*[.$A$4]+[.$B$4]" office:value-type="float" office:value="10683509057.8716" calcext:value-type="float">
            <text:p>10683509057.8716</text:p>
          </table:table-cell>
          <table:table-cell table:formula="of:=[.B30]/[.D30]" office:value-type="float" office:value="1.22674262070697" calcext:value-type="float">
            <text:p>1.226742620706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-01</text:p>
          </table:table-cell>
          <table:table-cell office:value-type="float" office:value="5929616700" calcext:value-type="float">
            <text:p>5929616700</text:p>
          </table:table-cell>
          <table:table-cell office:value-type="float" office:value="25" calcext:value-type="float">
            <text:p>25</text:p>
          </table:table-cell>
          <table:table-cell table:formula="of:=[.C31]*[.$A$4]+[.$B$4]" office:value-type="float" office:value="10701826014.4145" calcext:value-type="float">
            <text:p>10701826014.4145</text:p>
          </table:table-cell>
          <table:table-cell table:formula="of:=[.B31]/[.D31]" office:value-type="float" office:value="0.55407522903225" calcext:value-type="float">
            <text:p>0.55407522903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-02</text:p>
          </table:table-cell>
          <table:table-cell office:value-type="float" office:value="8710804900" calcext:value-type="float">
            <text:p>8710804900</text:p>
          </table:table-cell>
          <table:table-cell office:value-type="float" office:value="26" calcext:value-type="float">
            <text:p>26</text:p>
          </table:table-cell>
          <table:table-cell table:formula="of:=[.C32]*[.$A$4]+[.$B$4]" office:value-type="float" office:value="10720142970.9574" calcext:value-type="float">
            <text:p>10720142970.9574</text:p>
          </table:table-cell>
          <table:table-cell table:formula="of:=[.B32]/[.D32]" office:value-type="float" office:value="0.812564246913401" calcext:value-type="float">
            <text:p>0.8125642469134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-03</text:p>
          </table:table-cell>
          <table:table-cell office:value-type="float" office:value="11425976100" calcext:value-type="float">
            <text:p>11425976100</text:p>
          </table:table-cell>
          <table:table-cell office:value-type="float" office:value="27" calcext:value-type="float">
            <text:p>27</text:p>
          </table:table-cell>
          <table:table-cell table:formula="of:=[.C33]*[.$A$4]+[.$B$4]" office:value-type="float" office:value="10738459927.5003" calcext:value-type="float">
            <text:p>10738459927.5003</text:p>
          </table:table-cell>
          <table:table-cell table:formula="of:=[.B33]/[.D33]" office:value-type="float" office:value="1.0640237219435" calcext:value-type="float">
            <text:p>1.0640237219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-04</text:p>
          </table:table-cell>
          <table:table-cell office:value-type="float" office:value="11635590400" calcext:value-type="float">
            <text:p>11635590400</text:p>
          </table:table-cell>
          <table:table-cell office:value-type="float" office:value="28" calcext:value-type="float">
            <text:p>28</text:p>
          </table:table-cell>
          <table:table-cell table:formula="of:=[.C34]*[.$A$4]+[.$B$4]" office:value-type="float" office:value="10756776884.0432" calcext:value-type="float">
            <text:p>10756776884.0432</text:p>
          </table:table-cell>
          <table:table-cell table:formula="of:=[.B34]/[.D34]" office:value-type="float" office:value="1.08169859107707" calcext:value-type="float">
            <text:p>1.08169859107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-05</text:p>
          </table:table-cell>
          <table:table-cell office:value-type="float" office:value="9861093200" calcext:value-type="float">
            <text:p>9861093200</text:p>
          </table:table-cell>
          <table:table-cell office:value-type="float" office:value="29" calcext:value-type="float">
            <text:p>29</text:p>
          </table:table-cell>
          <table:table-cell table:formula="of:=[.C35]*[.$A$4]+[.$B$4]" office:value-type="float" office:value="10775093840.5861" calcext:value-type="float">
            <text:p>10775093840.5861</text:p>
          </table:table-cell>
          <table:table-cell table:formula="of:=[.B35]/[.D35]" office:value-type="float" office:value="0.915174693222307" calcext:value-type="float">
            <text:p>0.915174693222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-06</text:p>
          </table:table-cell>
          <table:table-cell office:value-type="float" office:value="7661525200" calcext:value-type="float">
            <text:p>7661525200</text:p>
          </table:table-cell>
          <table:table-cell office:value-type="float" office:value="30" calcext:value-type="float">
            <text:p>30</text:p>
          </table:table-cell>
          <table:table-cell table:formula="of:=[.C36]*[.$A$4]+[.$B$4]" office:value-type="float" office:value="10793410797.1291" calcext:value-type="float">
            <text:p>10793410797.1291</text:p>
          </table:table-cell>
          <table:table-cell table:formula="of:=[.B36]/[.D36]" office:value-type="float" office:value="0.709833559011568" calcext:value-type="float">
            <text:p>0.7098335590115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-07</text:p>
          </table:table-cell>
          <table:table-cell office:value-type="float" office:value="8715949904" calcext:value-type="float">
            <text:p>8715949904</text:p>
          </table:table-cell>
          <table:table-cell office:value-type="float" office:value="31" calcext:value-type="float">
            <text:p>31</text:p>
          </table:table-cell>
          <table:table-cell table:formula="of:=[.C37]*[.$A$4]+[.$B$4]" office:value-type="float" office:value="10811727753.672" calcext:value-type="float">
            <text:p>10811727753.672</text:p>
          </table:table-cell>
          <table:table-cell table:formula="of:=[.B37]/[.D37]" office:value-type="float" office:value="0.806156990129521" calcext:value-type="float">
            <text:p>0.8061569901295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-08</text:p>
          </table:table-cell>
          <table:table-cell office:value-type="float" office:value="8944521600" calcext:value-type="float">
            <text:p>8944521600</text:p>
          </table:table-cell>
          <table:table-cell office:value-type="float" office:value="32" calcext:value-type="float">
            <text:p>32</text:p>
          </table:table-cell>
          <table:table-cell table:formula="of:=[.C38]*[.$A$4]+[.$B$4]" office:value-type="float" office:value="10830044710.2149" calcext:value-type="float">
            <text:p>10830044710.2149</text:p>
          </table:table-cell>
          <table:table-cell table:formula="of:=[.B38]/[.D38]" office:value-type="float" office:value="0.825898861854517" calcext:value-type="float">
            <text:p>0.825898861854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-09</text:p>
          </table:table-cell>
          <table:table-cell office:value-type="float" office:value="9538286100" calcext:value-type="float">
            <text:p>9538286100</text:p>
          </table:table-cell>
          <table:table-cell office:value-type="float" office:value="33" calcext:value-type="float">
            <text:p>33</text:p>
          </table:table-cell>
          <table:table-cell table:formula="of:=[.C39]*[.$A$4]+[.$B$4]" office:value-type="float" office:value="10848361666.7578" calcext:value-type="float">
            <text:p>10848361666.7578</text:p>
          </table:table-cell>
          <table:table-cell table:formula="of:=[.B39]/[.D39]" office:value-type="float" office:value="0.879237473177889" calcext:value-type="float">
            <text:p>0.8792374731778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-10</text:p>
          </table:table-cell>
          <table:table-cell office:value-type="float" office:value="15417029608" calcext:value-type="float">
            <text:p>15417029608</text:p>
          </table:table-cell>
          <table:table-cell office:value-type="float" office:value="34" calcext:value-type="float">
            <text:p>34</text:p>
          </table:table-cell>
          <table:table-cell table:formula="of:=[.C40]*[.$A$4]+[.$B$4]" office:value-type="float" office:value="10866678623.3007" calcext:value-type="float">
            <text:p>10866678623.3007</text:p>
          </table:table-cell>
          <table:table-cell table:formula="of:=[.B40]/[.D40]" office:value-type="float" office:value="1.41874349490214" calcext:value-type="float">
            <text:p>1.41874349490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-11</text:p>
          </table:table-cell>
          <table:table-cell office:value-type="float" office:value="16526564600" calcext:value-type="float">
            <text:p>16526564600</text:p>
          </table:table-cell>
          <table:table-cell office:value-type="float" office:value="35" calcext:value-type="float">
            <text:p>35</text:p>
          </table:table-cell>
          <table:table-cell table:formula="of:=[.C41]*[.$A$4]+[.$B$4]" office:value-type="float" office:value="10884995579.8436" calcext:value-type="float">
            <text:p>10884995579.8436</text:p>
          </table:table-cell>
          <table:table-cell table:formula="of:=[.B41]/[.D41]" office:value-type="float" office:value="1.51828859081975" calcext:value-type="float">
            <text:p>1.518288590819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-12</text:p>
          </table:table-cell>
          <table:table-cell office:value-type="float" office:value="15769145700" calcext:value-type="float">
            <text:p>15769145700</text:p>
          </table:table-cell>
          <table:table-cell office:value-type="float" office:value="36" calcext:value-type="float">
            <text:p>36</text:p>
          </table:table-cell>
          <table:table-cell table:formula="of:=[.C42]*[.$A$4]+[.$B$4]" office:value-type="float" office:value="10903312536.3865" calcext:value-type="float">
            <text:p>10903312536.3865</text:p>
          </table:table-cell>
          <table:table-cell table:formula="of:=[.B42]/[.D42]" office:value-type="float" office:value="1.44627108939372" calcext:value-type="float">
            <text:p>1.44627108939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-01</text:p>
          </table:table-cell>
          <table:table-cell office:value-type="float" office:value="5986126300" calcext:value-type="float">
            <text:p>5986126300</text:p>
          </table:table-cell>
          <table:table-cell office:value-type="float" office:value="37" calcext:value-type="float">
            <text:p>37</text:p>
          </table:table-cell>
          <table:table-cell table:formula="of:=[.C43]*[.$A$4]+[.$B$4]" office:value-type="float" office:value="10921629492.9294" calcext:value-type="float">
            <text:p>10921629492.9294</text:p>
          </table:table-cell>
          <table:table-cell table:formula="of:=[.B43]/[.D43]" office:value-type="float" office:value="0.548098276349272" calcext:value-type="float">
            <text:p>0.548098276349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-02</text:p>
          </table:table-cell>
          <table:table-cell office:value-type="float" office:value="8120324800" calcext:value-type="float">
            <text:p>8120324800</text:p>
          </table:table-cell>
          <table:table-cell office:value-type="float" office:value="38" calcext:value-type="float">
            <text:p>38</text:p>
          </table:table-cell>
          <table:table-cell table:formula="of:=[.C44]*[.$A$4]+[.$B$4]" office:value-type="float" office:value="10939946449.4724" calcext:value-type="float">
            <text:p>10939946449.4724</text:p>
          </table:table-cell>
          <table:table-cell table:formula="of:=[.B44]/[.D44]" office:value-type="float" office:value="0.742263669891332" calcext:value-type="float">
            <text:p>0.7422636698913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-03</text:p>
          </table:table-cell>
          <table:table-cell office:value-type="float" office:value="10793004604" calcext:value-type="float">
            <text:p>10793004604</text:p>
          </table:table-cell>
          <table:table-cell office:value-type="float" office:value="39" calcext:value-type="float">
            <text:p>39</text:p>
          </table:table-cell>
          <table:table-cell table:formula="of:=[.C45]*[.$A$4]+[.$B$4]" office:value-type="float" office:value="10958263406.0153" calcext:value-type="float">
            <text:p>10958263406.0153</text:p>
          </table:table-cell>
          <table:table-cell table:formula="of:=[.B45]/[.D45]" office:value-type="float" office:value="0.98491925263226" calcext:value-type="float">
            <text:p>0.98491925263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-04</text:p>
          </table:table-cell>
          <table:table-cell office:value-type="float" office:value="11764204200" calcext:value-type="float">
            <text:p>11764204200</text:p>
          </table:table-cell>
          <table:table-cell office:value-type="float" office:value="40" calcext:value-type="float">
            <text:p>40</text:p>
          </table:table-cell>
          <table:table-cell table:formula="of:=[.C46]*[.$A$4]+[.$B$4]" office:value-type="float" office:value="10976580362.5582" calcext:value-type="float">
            <text:p>10976580362.5582</text:p>
          </table:table-cell>
          <table:table-cell table:formula="of:=[.B46]/[.D46]" office:value-type="float" office:value="1.07175493746016" calcext:value-type="float">
            <text:p>1.071754937460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-05</text:p>
          </table:table-cell>
          <table:table-cell office:value-type="float" office:value="9576168000" calcext:value-type="float">
            <text:p>9576168000</text:p>
          </table:table-cell>
          <table:table-cell office:value-type="float" office:value="41" calcext:value-type="float">
            <text:p>41</text:p>
          </table:table-cell>
          <table:table-cell table:formula="of:=[.C47]*[.$A$4]+[.$B$4]" office:value-type="float" office:value="10994897319.1011" calcext:value-type="float">
            <text:p>10994897319.1011</text:p>
          </table:table-cell>
          <table:table-cell table:formula="of:=[.B47]/[.D47]" office:value-type="float" office:value="0.87096475047235" calcext:value-type="float">
            <text:p>0.87096475047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-06</text:p>
          </table:table-cell>
          <table:table-cell office:value-type="float" office:value="8977413900" calcext:value-type="float">
            <text:p>8977413900</text:p>
          </table:table-cell>
          <table:table-cell office:value-type="float" office:value="42" calcext:value-type="float">
            <text:p>42</text:p>
          </table:table-cell>
          <table:table-cell table:formula="of:=[.C48]*[.$A$4]+[.$B$4]" office:value-type="float" office:value="11013214275.644" calcext:value-type="float">
            <text:p>11013214275.644</text:p>
          </table:table-cell>
          <table:table-cell table:formula="of:=[.B48]/[.D48]" office:value-type="float" office:value="0.815149299315257" calcext:value-type="float">
            <text:p>0.815149299315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-07</text:p>
          </table:table-cell>
          <table:table-cell office:value-type="float" office:value="9861388600" calcext:value-type="float">
            <text:p>9861388600</text:p>
          </table:table-cell>
          <table:table-cell office:value-type="float" office:value="43" calcext:value-type="float">
            <text:p>43</text:p>
          </table:table-cell>
          <table:table-cell table:formula="of:=[.C49]*[.$A$4]+[.$B$4]" office:value-type="float" office:value="11031531232.1869" calcext:value-type="float">
            <text:p>11031531232.1869</text:p>
          </table:table-cell>
          <table:table-cell table:formula="of:=[.B49]/[.D49]" office:value-type="float" office:value="0.893927451451819" calcext:value-type="float">
            <text:p>0.8939274514518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-08</text:p>
          </table:table-cell>
          <table:table-cell office:value-type="float" office:value="9597730800" calcext:value-type="float">
            <text:p>9597730800</text:p>
          </table:table-cell>
          <table:table-cell office:value-type="float" office:value="44" calcext:value-type="float">
            <text:p>44</text:p>
          </table:table-cell>
          <table:table-cell table:formula="of:=[.C50]*[.$A$4]+[.$B$4]" office:value-type="float" office:value="11049848188.7298" calcext:value-type="float">
            <text:p>11049848188.7298</text:p>
          </table:table-cell>
          <table:table-cell table:formula="of:=[.B50]/[.D50]" office:value-type="float" office:value="0.868584856196404" calcext:value-type="float">
            <text:p>0.868584856196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-09</text:p>
          </table:table-cell>
          <table:table-cell office:value-type="float" office:value="9839715896" calcext:value-type="float">
            <text:p>9839715896</text:p>
          </table:table-cell>
          <table:table-cell office:value-type="float" office:value="45" calcext:value-type="float">
            <text:p>45</text:p>
          </table:table-cell>
          <table:table-cell table:formula="of:=[.C51]*[.$A$4]+[.$B$4]" office:value-type="float" office:value="11068165145.2727" calcext:value-type="float">
            <text:p>11068165145.2727</text:p>
          </table:table-cell>
          <table:table-cell table:formula="of:=[.B51]/[.D51]" office:value-type="float" office:value="0.889010578253125" calcext:value-type="float">
            <text:p>0.889010578253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-10</text:p>
          </table:table-cell>
          <table:table-cell office:value-type="float" office:value="16313559500" calcext:value-type="float">
            <text:p>16313559500</text:p>
          </table:table-cell>
          <table:table-cell office:value-type="float" office:value="46" calcext:value-type="float">
            <text:p>46</text:p>
          </table:table-cell>
          <table:table-cell table:formula="of:=[.C52]*[.$A$4]+[.$B$4]" office:value-type="float" office:value="11086482101.8157" calcext:value-type="float">
            <text:p>11086482101.8157</text:p>
          </table:table-cell>
          <table:table-cell table:formula="of:=[.B52]/[.D52]" office:value-type="float" office:value="1.47148205807578" calcext:value-type="float">
            <text:p>1.471482058075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-11</text:p>
          </table:table-cell>
          <table:table-cell office:value-type="float" office:value="14145472600" calcext:value-type="float">
            <text:p>14145472600</text:p>
          </table:table-cell>
          <table:table-cell office:value-type="float" office:value="47" calcext:value-type="float">
            <text:p>47</text:p>
          </table:table-cell>
          <table:table-cell table:formula="of:=[.C53]*[.$A$4]+[.$B$4]" office:value-type="float" office:value="11104799058.3586" calcext:value-type="float">
            <text:p>11104799058.3586</text:p>
          </table:table-cell>
          <table:table-cell table:formula="of:=[.B53]/[.D53]" office:value-type="float" office:value="1.27381616953732" calcext:value-type="float">
            <text:p>1.273816169537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-12</text:p>
          </table:table-cell>
          <table:table-cell office:value-type="float" office:value="16380891104" calcext:value-type="float">
            <text:p>16380891104</text:p>
          </table:table-cell>
          <table:table-cell office:value-type="float" office:value="48" calcext:value-type="float">
            <text:p>48</text:p>
          </table:table-cell>
          <table:table-cell table:formula="of:=[.C54]*[.$A$4]+[.$B$4]" office:value-type="float" office:value="11123116014.9015" calcext:value-type="float">
            <text:p>11123116014.9015</text:p>
          </table:table-cell>
          <table:table-cell table:formula="of:=[.B54]/[.D54]" office:value-type="float" office:value="1.4726890452329" calcext:value-type="float">
            <text:p>1.4726890452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-01</text:p>
          </table:table-cell>
          <table:table-cell office:value-type="float" office:value="6350243200" calcext:value-type="float">
            <text:p>6350243200</text:p>
          </table:table-cell>
          <table:table-cell office:value-type="float" office:value="49" calcext:value-type="float">
            <text:p>49</text:p>
          </table:table-cell>
          <table:table-cell table:formula="of:=[.C55]*[.$A$4]+[.$B$4]" office:value-type="float" office:value="11141432971.4444" calcext:value-type="float">
            <text:p>11141432971.4444</text:p>
          </table:table-cell>
          <table:table-cell table:formula="of:=[.B55]/[.D55]" office:value-type="float" office:value="0.569966468072441" calcext:value-type="float">
            <text:p>0.5699664680724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-02</text:p>
          </table:table-cell>
          <table:table-cell office:value-type="float" office:value="8052320500" calcext:value-type="float">
            <text:p>8052320500</text:p>
          </table:table-cell>
          <table:table-cell office:value-type="float" office:value="50" calcext:value-type="float">
            <text:p>50</text:p>
          </table:table-cell>
          <table:table-cell table:formula="of:=[.C56]*[.$A$4]+[.$B$4]" office:value-type="float" office:value="11159749927.9873" calcext:value-type="float">
            <text:p>11159749927.9873</text:p>
          </table:table-cell>
          <table:table-cell table:formula="of:=[.B56]/[.D56]" office:value-type="float" office:value="0.721550263398443" calcext:value-type="float">
            <text:p>0.7215502633984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-03</text:p>
          </table:table-cell>
          <table:table-cell office:value-type="float" office:value="10518380600" calcext:value-type="float">
            <text:p>10518380600</text:p>
          </table:table-cell>
          <table:table-cell office:value-type="float" office:value="51" calcext:value-type="float">
            <text:p>51</text:p>
          </table:table-cell>
          <table:table-cell table:formula="of:=[.C57]*[.$A$4]+[.$B$4]" office:value-type="float" office:value="11178066884.5302" calcext:value-type="float">
            <text:p>11178066884.5302</text:p>
          </table:table-cell>
          <table:table-cell table:formula="of:=[.B57]/[.D57]" office:value-type="float" office:value="0.940983866768307" calcext:value-type="float">
            <text:p>0.940983866768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-04</text:p>
          </table:table-cell>
          <table:table-cell office:value-type="float" office:value="11878986700" calcext:value-type="float">
            <text:p>11878986700</text:p>
          </table:table-cell>
          <table:table-cell office:value-type="float" office:value="52" calcext:value-type="float">
            <text:p>52</text:p>
          </table:table-cell>
          <table:table-cell table:formula="of:=[.C58]*[.$A$4]+[.$B$4]" office:value-type="float" office:value="11196383841.0731" calcext:value-type="float">
            <text:p>11196383841.0731</text:p>
          </table:table-cell>
          <table:table-cell table:formula="of:=[.B58]/[.D58]" office:value-type="float" office:value="1.06096636812529" calcext:value-type="float">
            <text:p>1.060966368125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-05</text:p>
          </table:table-cell>
          <table:table-cell office:value-type="float" office:value="9504366200" calcext:value-type="float">
            <text:p>9504366200</text:p>
          </table:table-cell>
          <table:table-cell office:value-type="float" office:value="53" calcext:value-type="float">
            <text:p>53</text:p>
          </table:table-cell>
          <table:table-cell table:formula="of:=[.C59]*[.$A$4]+[.$B$4]" office:value-type="float" office:value="11214700797.616" calcext:value-type="float">
            <text:p>11214700797.616</text:p>
          </table:table-cell>
          <table:table-cell table:formula="of:=[.B59]/[.D59]" office:value-type="float" office:value="0.84749173174735" calcext:value-type="float">
            <text:p>0.847491731747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-06</text:p>
          </table:table-cell>
          <table:table-cell office:value-type="float" office:value="10838109100" calcext:value-type="float">
            <text:p>10838109100</text:p>
          </table:table-cell>
          <table:table-cell office:value-type="float" office:value="54" calcext:value-type="float">
            <text:p>54</text:p>
          </table:table-cell>
          <table:table-cell table:formula="of:=[.C60]*[.$A$4]+[.$B$4]" office:value-type="float" office:value="11233017754.159" calcext:value-type="float">
            <text:p>11233017754.159</text:p>
          </table:table-cell>
          <table:table-cell table:formula="of:=[.B60]/[.D60]" office:value-type="float" office:value="0.964843939286685" calcext:value-type="float">
            <text:p>0.9648439392866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-07</text:p>
          </table:table-cell>
          <table:table-cell office:value-type="float" office:value="10718440600" calcext:value-type="float">
            <text:p>10718440600</text:p>
          </table:table-cell>
          <table:table-cell office:value-type="float" office:value="55" calcext:value-type="float">
            <text:p>55</text:p>
          </table:table-cell>
          <table:table-cell table:formula="of:=[.C61]*[.$A$4]+[.$B$4]" office:value-type="float" office:value="11251334710.7019" calcext:value-type="float">
            <text:p>11251334710.7019</text:p>
          </table:table-cell>
          <table:table-cell table:formula="of:=[.B61]/[.D61]" office:value-type="float" office:value="0.952637253765547" calcext:value-type="float">
            <text:p>0.952637253765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-08</text:p>
          </table:table-cell>
          <table:table-cell office:value-type="float" office:value="7565861100" calcext:value-type="float">
            <text:p>7565861100</text:p>
          </table:table-cell>
          <table:table-cell office:value-type="float" office:value="56" calcext:value-type="float">
            <text:p>56</text:p>
          </table:table-cell>
          <table:table-cell table:formula="of:=[.C62]*[.$A$4]+[.$B$4]" office:value-type="float" office:value="11269651667.2448" calcext:value-type="float">
            <text:p>11269651667.2448</text:p>
          </table:table-cell>
          <table:table-cell table:formula="of:=[.B62]/[.D62]" office:value-type="float" office:value="0.671348265536029" calcext:value-type="float">
            <text:p>0.6713482655360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-09</text:p>
          </table:table-cell>
          <table:table-cell office:value-type="float" office:value="13423708900" calcext:value-type="float">
            <text:p>13423708900</text:p>
          </table:table-cell>
          <table:table-cell office:value-type="float" office:value="57" calcext:value-type="float">
            <text:p>57</text:p>
          </table:table-cell>
          <table:table-cell table:formula="of:=[.C63]*[.$A$4]+[.$B$4]" office:value-type="float" office:value="11287968623.7877" calcext:value-type="float">
            <text:p>11287968623.7877</text:p>
          </table:table-cell>
          <table:table-cell table:formula="of:=[.B63]/[.D63]" office:value-type="float" office:value="1.18920501530378" calcext:value-type="float">
            <text:p>1.18920501530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-10</text:p>
          </table:table-cell>
          <table:table-cell office:value-type="float" office:value="16081370900" calcext:value-type="float">
            <text:p>16081370900</text:p>
          </table:table-cell>
          <table:table-cell office:value-type="float" office:value="58" calcext:value-type="float">
            <text:p>58</text:p>
          </table:table-cell>
          <table:table-cell table:formula="of:=[.C64]*[.$A$4]+[.$B$4]" office:value-type="float" office:value="11306285580.3306" calcext:value-type="float">
            <text:p>11306285580.3306</text:p>
          </table:table-cell>
          <table:table-cell table:formula="of:=[.B64]/[.D64]" office:value-type="float" office:value="1.42233899769669" calcext:value-type="float">
            <text:p>1.422338997696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-11</text:p>
          </table:table-cell>
          <table:table-cell office:value-type="float" office:value="12771290004" calcext:value-type="float">
            <text:p>12771290004</text:p>
          </table:table-cell>
          <table:table-cell office:value-type="float" office:value="59" calcext:value-type="float">
            <text:p>59</text:p>
          </table:table-cell>
          <table:table-cell table:formula="of:=[.C65]*[.$A$4]+[.$B$4]" office:value-type="float" office:value="11324602536.8735" calcext:value-type="float">
            <text:p>11324602536.8735</text:p>
          </table:table-cell>
          <table:table-cell table:formula="of:=[.B65]/[.D65]" office:value-type="float" office:value="1.12774730613423" calcext:value-type="float">
            <text:p>1.12774730613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-12</text:p>
          </table:table-cell>
          <table:table-cell office:value-type="float" office:value="20394898296" calcext:value-type="float">
            <text:p>20394898296</text:p>
          </table:table-cell>
          <table:table-cell office:value-type="float" office:value="60" calcext:value-type="float">
            <text:p>60</text:p>
          </table:table-cell>
          <table:table-cell table:formula="of:=[.C66]*[.$A$4]+[.$B$4]" office:value-type="float" office:value="11342919493.4164" calcext:value-type="float">
            <text:p>11342919493.4164</text:p>
          </table:table-cell>
          <table:table-cell table:formula="of:=[.B66]/[.D66]" office:value-type="float" office:value="1.79802900900755" calcext:value-type="float">
            <text:p>1.798029009007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-01</text:p>
          </table:table-cell>
          <table:table-cell office:value-type="float" office:value="6171988200" calcext:value-type="float">
            <text:p>6171988200</text:p>
          </table:table-cell>
          <table:table-cell office:value-type="float" office:value="61" calcext:value-type="float">
            <text:p>61</text:p>
          </table:table-cell>
          <table:table-cell table:formula="of:=[.C67]*[.$A$4]+[.$B$4]" office:value-type="float" office:value="11361236449.9593" calcext:value-type="float">
            <text:p>11361236449.9593</text:p>
          </table:table-cell>
          <table:table-cell table:formula="of:=[.B67]/[.D67]" office:value-type="float" office:value="0.543249691808156" calcext:value-type="float">
            <text:p>0.543249691808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-02</text:p>
          </table:table-cell>
          <table:table-cell office:value-type="float" office:value="11090598400" calcext:value-type="float">
            <text:p>11090598400</text:p>
          </table:table-cell>
          <table:table-cell office:value-type="float" office:value="62" calcext:value-type="float">
            <text:p>62</text:p>
          </table:table-cell>
          <table:table-cell table:formula="of:=[.C68]*[.$A$4]+[.$B$4]" office:value-type="float" office:value="11379553406.5023" calcext:value-type="float">
            <text:p>11379553406.5023</text:p>
          </table:table-cell>
          <table:table-cell table:formula="of:=[.B68]/[.D68]" office:value-type="float" office:value="0.974607526659426" calcext:value-type="float">
            <text:p>0.9746075266594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-03</text:p>
          </table:table-cell>
          <table:table-cell office:value-type="float" office:value="14170893100" calcext:value-type="float">
            <text:p>14170893100</text:p>
          </table:table-cell>
          <table:table-cell office:value-type="float" office:value="63" calcext:value-type="float">
            <text:p>63</text:p>
          </table:table-cell>
          <table:table-cell table:formula="of:=[.C69]*[.$A$4]+[.$B$4]" office:value-type="float" office:value="11397870363.0452" calcext:value-type="float">
            <text:p>11397870363.0452</text:p>
          </table:table-cell>
          <table:table-cell table:formula="of:=[.B69]/[.D69]" office:value-type="float" office:value="1.24329305814406" calcext:value-type="float">
            <text:p>1.243293058144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-04</text:p>
          </table:table-cell>
          <table:table-cell office:value-type="float" office:value="10688568100" calcext:value-type="float">
            <text:p>10688568100</text:p>
          </table:table-cell>
          <table:table-cell office:value-type="float" office:value="64" calcext:value-type="float">
            <text:p>64</text:p>
          </table:table-cell>
          <table:table-cell table:formula="of:=[.C70]*[.$A$4]+[.$B$4]" office:value-type="float" office:value="11416187319.5881" calcext:value-type="float">
            <text:p>11416187319.5881</text:p>
          </table:table-cell>
          <table:table-cell table:formula="of:=[.B70]/[.D70]" office:value-type="float" office:value="0.936264253623483" calcext:value-type="float">
            <text:p>0.9362642536234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-05</text:p>
          </table:table-cell>
          <table:table-cell office:value-type="float" office:value="7693798700" calcext:value-type="float">
            <text:p>7693798700</text:p>
          </table:table-cell>
          <table:table-cell office:value-type="float" office:value="65" calcext:value-type="float">
            <text:p>65</text:p>
          </table:table-cell>
          <table:table-cell table:formula="of:=[.C71]*[.$A$4]+[.$B$4]" office:value-type="float" office:value="11434504276.131" calcext:value-type="float">
            <text:p>11434504276.131</text:p>
          </table:table-cell>
          <table:table-cell table:formula="of:=[.B71]/[.D71]" office:value-type="float" office:value="0.672858089358579" calcext:value-type="float">
            <text:p>0.6728580893585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-06</text:p>
          </table:table-cell>
          <table:table-cell office:value-type="float" office:value="12239591000" calcext:value-type="float">
            <text:p>12239591000</text:p>
          </table:table-cell>
          <table:table-cell office:value-type="float" office:value="66" calcext:value-type="float">
            <text:p>66</text:p>
          </table:table-cell>
          <table:table-cell table:formula="of:=[.C72]*[.$A$4]+[.$B$4]" office:value-type="float" office:value="11452821232.6739" calcext:value-type="float">
            <text:p>11452821232.6739</text:p>
          </table:table-cell>
          <table:table-cell table:formula="of:=[.B72]/[.D72]" office:value-type="float" office:value="1.06869659024115" calcext:value-type="float">
            <text:p>1.06869659024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-07</text:p>
          </table:table-cell>
          <table:table-cell office:value-type="float" office:value="10121404304" calcext:value-type="float">
            <text:p>10121404304</text:p>
          </table:table-cell>
          <table:table-cell office:value-type="float" office:value="67" calcext:value-type="float">
            <text:p>67</text:p>
          </table:table-cell>
          <table:table-cell table:formula="of:=[.C73]*[.$A$4]+[.$B$4]" office:value-type="float" office:value="11471138189.2168" calcext:value-type="float">
            <text:p>11471138189.2168</text:p>
          </table:table-cell>
          <table:table-cell table:formula="of:=[.B73]/[.D73]" office:value-type="float" office:value="0.882336533397741" calcext:value-type="float">
            <text:p>0.8823365333977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-08</text:p>
          </table:table-cell>
          <table:table-cell office:value-type="float" office:value="8238819400" calcext:value-type="float">
            <text:p>8238819400</text:p>
          </table:table-cell>
          <table:table-cell office:value-type="float" office:value="68" calcext:value-type="float">
            <text:p>68</text:p>
          </table:table-cell>
          <table:table-cell table:formula="of:=[.C74]*[.$A$4]+[.$B$4]" office:value-type="float" office:value="11489455145.7597" calcext:value-type="float">
            <text:p>11489455145.7597</text:p>
          </table:table-cell>
          <table:table-cell table:formula="of:=[.B74]/[.D74]" office:value-type="float" office:value="0.717076597234518" calcext:value-type="float">
            <text:p>0.7170765972345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-09</text:p>
          </table:table-cell>
          <table:table-cell office:value-type="float" office:value="13939590700" calcext:value-type="float">
            <text:p>13939590700</text:p>
          </table:table-cell>
          <table:table-cell office:value-type="float" office:value="69" calcext:value-type="float">
            <text:p>69</text:p>
          </table:table-cell>
          <table:table-cell table:formula="of:=[.C75]*[.$A$4]+[.$B$4]" office:value-type="float" office:value="11507772102.3026" calcext:value-type="float">
            <text:p>11507772102.3026</text:p>
          </table:table-cell>
          <table:table-cell table:formula="of:=[.B75]/[.D75]" office:value-type="float" office:value="1.21131966953106" calcext:value-type="float">
            <text:p>1.21131966953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-10</text:p>
          </table:table-cell>
          <table:table-cell office:value-type="float" office:value="14417991700" calcext:value-type="float">
            <text:p>14417991700</text:p>
          </table:table-cell>
          <table:table-cell office:value-type="float" office:value="70" calcext:value-type="float">
            <text:p>70</text:p>
          </table:table-cell>
          <table:table-cell table:formula="of:=[.C76]*[.$A$4]+[.$B$4]" office:value-type="float" office:value="11526089058.8455" calcext:value-type="float">
            <text:p>11526089058.8455</text:p>
          </table:table-cell>
          <table:table-cell table:formula="of:=[.B76]/[.D76]" office:value-type="float" office:value="1.25090059832004" calcext:value-type="float">
            <text:p>1.250900598320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-11</text:p>
          </table:table-cell>
          <table:table-cell office:value-type="float" office:value="14282900800" calcext:value-type="float">
            <text:p>14282900800</text:p>
          </table:table-cell>
          <table:table-cell office:value-type="float" office:value="71" calcext:value-type="float">
            <text:p>71</text:p>
          </table:table-cell>
          <table:table-cell table:formula="of:=[.C77]*[.$A$4]+[.$B$4]" office:value-type="float" office:value="11544406015.3885" calcext:value-type="float">
            <text:p>11544406015.3885</text:p>
          </table:table-cell>
          <table:table-cell table:formula="of:=[.B77]/[.D77]" office:value-type="float" office:value="1.23721400485752" calcext:value-type="float">
            <text:p>1.237214004857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-12</text:p>
          </table:table-cell>
          <table:table-cell office:value-type="float" office:value="22883854000" calcext:value-type="float">
            <text:p>22883854000</text:p>
          </table:table-cell>
          <table:table-cell office:value-type="float" office:value="72" calcext:value-type="float">
            <text:p>72</text:p>
          </table:table-cell>
          <table:table-cell table:formula="of:=[.C78]*[.$A$4]+[.$B$4]" office:value-type="float" office:value="11562722971.9314" calcext:value-type="float">
            <text:p>11562722971.9314</text:p>
          </table:table-cell>
          <table:table-cell table:formula="of:=[.B78]/[.D78]" office:value-type="float" office:value="1.97910596453368" calcext:value-type="float">
            <text:p>1.97910596453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-01</text:p>
          </table:table-cell>
          <table:table-cell office:value-type="float" office:value="5660700500" calcext:value-type="float">
            <text:p>5660700500</text:p>
          </table:table-cell>
          <table:table-cell office:value-type="float" office:value="73" calcext:value-type="float">
            <text:p>73</text:p>
          </table:table-cell>
          <table:table-cell table:formula="of:=[.C79]*[.$A$4]+[.$B$4]" office:value-type="float" office:value="11581039928.4743" calcext:value-type="float">
            <text:p>11581039928.4743</text:p>
          </table:table-cell>
          <table:table-cell table:formula="of:=[.B79]/[.D79]" office:value-type="float" office:value="0.488790344818866" calcext:value-type="float">
            <text:p>0.4887903448188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-02</text:p>
          </table:table-cell>
          <table:table-cell office:value-type="float" office:value="11337732700" calcext:value-type="float">
            <text:p>11337732700</text:p>
          </table:table-cell>
          <table:table-cell office:value-type="float" office:value="74" calcext:value-type="float">
            <text:p>74</text:p>
          </table:table-cell>
          <table:table-cell table:formula="of:=[.C80]*[.$A$4]+[.$B$4]" office:value-type="float" office:value="11599356885.0172" calcext:value-type="float">
            <text:p>11599356885.0172</text:p>
          </table:table-cell>
          <table:table-cell table:formula="of:=[.B80]/[.D80]" office:value-type="float" office:value="0.977444940472938" calcext:value-type="float">
            <text:p>0.9774449404729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-03</text:p>
          </table:table-cell>
          <table:table-cell office:value-type="float" office:value="11354498400" calcext:value-type="float">
            <text:p>11354498400</text:p>
          </table:table-cell>
          <table:table-cell office:value-type="float" office:value="75" calcext:value-type="float">
            <text:p>75</text:p>
          </table:table-cell>
          <table:table-cell table:formula="of:=[.C81]*[.$A$4]+[.$B$4]" office:value-type="float" office:value="11617673841.5601" calcext:value-type="float">
            <text:p>11617673841.5601</text:p>
          </table:table-cell>
          <table:table-cell table:formula="of:=[.B81]/[.D81]" office:value-type="float" office:value="0.977346976240747" calcext:value-type="float">
            <text:p>0.9773469762407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-04</text:p>
          </table:table-cell>
          <table:table-cell office:value-type="float" office:value="11562835200" calcext:value-type="float">
            <text:p>11562835200</text:p>
          </table:table-cell>
          <table:table-cell office:value-type="float" office:value="76" calcext:value-type="float">
            <text:p>76</text:p>
          </table:table-cell>
          <table:table-cell table:formula="of:=[.C82]*[.$A$4]+[.$B$4]" office:value-type="float" office:value="11635990798.103" calcext:value-type="float">
            <text:p>11635990798.103</text:p>
          </table:table-cell>
          <table:table-cell table:formula="of:=[.B82]/[.D82]" office:value-type="float" office:value="0.993712989347246" calcext:value-type="float">
            <text:p>0.993712989347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-05</text:p>
          </table:table-cell>
          <table:table-cell office:value-type="float" office:value="7340134200" calcext:value-type="float">
            <text:p>7340134200</text:p>
          </table:table-cell>
          <table:table-cell office:value-type="float" office:value="77" calcext:value-type="float">
            <text:p>77</text:p>
          </table:table-cell>
          <table:table-cell table:formula="of:=[.C83]*[.$A$4]+[.$B$4]" office:value-type="float" office:value="11654307754.6459" calcext:value-type="float">
            <text:p>11654307754.6459</text:p>
          </table:table-cell>
          <table:table-cell table:formula="of:=[.B83]/[.D83]" office:value-type="float" office:value="0.629821552213077" calcext:value-type="float">
            <text:p>0.6298215522130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-06</text:p>
          </table:table-cell>
          <table:table-cell office:value-type="float" office:value="11733544200" calcext:value-type="float">
            <text:p>11733544200</text:p>
          </table:table-cell>
          <table:table-cell office:value-type="float" office:value="78" calcext:value-type="float">
            <text:p>78</text:p>
          </table:table-cell>
          <table:table-cell table:formula="of:=[.C84]*[.$A$4]+[.$B$4]" office:value-type="float" office:value="11672624711.1888" calcext:value-type="float">
            <text:p>11672624711.1888</text:p>
          </table:table-cell>
          <table:table-cell table:formula="of:=[.B84]/[.D84]" office:value-type="float" office:value="1.00521900517822" calcext:value-type="float">
            <text:p>1.005219005178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-07</text:p>
          </table:table-cell>
          <table:table-cell office:value-type="float" office:value="9092685708" calcext:value-type="float">
            <text:p>9092685708</text:p>
          </table:table-cell>
          <table:table-cell office:value-type="float" office:value="79" calcext:value-type="float">
            <text:p>79</text:p>
          </table:table-cell>
          <table:table-cell table:formula="of:=[.C85]*[.$A$4]+[.$B$4]" office:value-type="float" office:value="11690941667.7318" calcext:value-type="float">
            <text:p>11690941667.7318</text:p>
          </table:table-cell>
          <table:table-cell table:formula="of:=[.B85]/[.D85]" office:value-type="float" office:value="0.777754775143287" calcext:value-type="float">
            <text:p>0.777754775143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-08</text:p>
          </table:table-cell>
          <table:table-cell office:value-type="float" office:value="11774891796" calcext:value-type="float">
            <text:p>11774891796</text:p>
          </table:table-cell>
          <table:table-cell office:value-type="float" office:value="80" calcext:value-type="float">
            <text:p>80</text:p>
          </table:table-cell>
          <table:table-cell table:formula="of:=[.C86]*[.$A$4]+[.$B$4]" office:value-type="float" office:value="11709258624.2747" calcext:value-type="float">
            <text:p>11709258624.2747</text:p>
          </table:table-cell>
          <table:table-cell table:formula="of:=[.B86]/[.D86]" office:value-type="float" office:value="1.00560523717439" calcext:value-type="float">
            <text:p>1.005605237174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-09</text:p>
          </table:table-cell>
          <table:table-cell office:value-type="float" office:value="12299618804" calcext:value-type="float">
            <text:p>12299618804</text:p>
          </table:table-cell>
          <table:table-cell office:value-type="float" office:value="81" calcext:value-type="float">
            <text:p>81</text:p>
          </table:table-cell>
          <table:table-cell table:formula="of:=[.C87]*[.$A$4]+[.$B$4]" office:value-type="float" office:value="11727575580.8176" calcext:value-type="float">
            <text:p>11727575580.8176</text:p>
          </table:table-cell>
          <table:table-cell table:formula="of:=[.B87]/[.D87]" office:value-type="float" office:value="1.04877761982776" calcext:value-type="float">
            <text:p>1.04877761982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-10</text:p>
          </table:table-cell>
          <table:table-cell office:value-type="float" office:value="11997666796" calcext:value-type="float">
            <text:p>11997666796</text:p>
          </table:table-cell>
          <table:table-cell office:value-type="float" office:value="82" calcext:value-type="float">
            <text:p>82</text:p>
          </table:table-cell>
          <table:table-cell table:formula="of:=[.C88]*[.$A$4]+[.$B$4]" office:value-type="float" office:value="11745892537.3605" calcext:value-type="float">
            <text:p>11745892537.3605</text:p>
          </table:table-cell>
          <table:table-cell table:formula="of:=[.B88]/[.D88]" office:value-type="float" office:value="1.02143508957184" calcext:value-type="float">
            <text:p>1.02143508957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-11</text:p>
          </table:table-cell>
          <table:table-cell office:value-type="float" office:value="23000166008" calcext:value-type="float">
            <text:p>23000166008</text:p>
          </table:table-cell>
          <table:table-cell office:value-type="float" office:value="83" calcext:value-type="float">
            <text:p>83</text:p>
          </table:table-cell>
          <table:table-cell table:formula="of:=[.C89]*[.$A$4]+[.$B$4]" office:value-type="float" office:value="11764209493.9034" calcext:value-type="float">
            <text:p>11764209493.9034</text:p>
          </table:table-cell>
          <table:table-cell table:formula="of:=[.B89]/[.D89]" office:value-type="float" office:value="1.95509660210654" calcext:value-type="float">
            <text:p>1.95509660210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-12</text:p>
          </table:table-cell>
          <table:table-cell office:value-type="float" office:value="25900467600" calcext:value-type="float">
            <text:p>25900467600</text:p>
          </table:table-cell>
          <table:table-cell office:value-type="float" office:value="84" calcext:value-type="float">
            <text:p>84</text:p>
          </table:table-cell>
          <table:table-cell table:formula="of:=[.C90]*[.$A$4]+[.$B$4]" office:value-type="float" office:value="11782526450.4463" calcext:value-type="float">
            <text:p>11782526450.4463</text:p>
          </table:table-cell>
          <table:table-cell table:formula="of:=[.B90]/[.D90]" office:value-type="float" office:value="2.19821001114909" calcext:value-type="float">
            <text:p>2.198210011149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-01</text:p>
          </table:table-cell>
          <table:table-cell office:value-type="float" office:value="6626424700" calcext:value-type="float">
            <text:p>6626424700</text:p>
          </table:table-cell>
          <table:table-cell office:value-type="float" office:value="85" calcext:value-type="float">
            <text:p>85</text:p>
          </table:table-cell>
          <table:table-cell table:formula="of:=[.C91]*[.$A$4]+[.$B$4]" office:value-type="float" office:value="11800843406.9892" calcext:value-type="float">
            <text:p>11800843406.9892</text:p>
          </table:table-cell>
          <table:table-cell table:formula="of:=[.B91]/[.D91]" office:value-type="float" office:value="0.561521280426058" calcext:value-type="float">
            <text:p>0.5615212804260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-02</text:p>
          </table:table-cell>
          <table:table-cell office:value-type="float" office:value="10481464700" calcext:value-type="float">
            <text:p>10481464700</text:p>
          </table:table-cell>
          <table:table-cell office:value-type="float" office:value="86" calcext:value-type="float">
            <text:p>86</text:p>
          </table:table-cell>
          <table:table-cell table:formula="of:=[.C92]*[.$A$4]+[.$B$4]" office:value-type="float" office:value="11819160363.5321" calcext:value-type="float">
            <text:p>11819160363.5321</text:p>
          </table:table-cell>
          <table:table-cell table:formula="of:=[.B92]/[.D92]" office:value-type="float" office:value="0.88681973825657" calcext:value-type="float">
            <text:p>0.886819738256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-03</text:p>
          </table:table-cell>
          <table:table-cell office:value-type="float" office:value="7343823200" calcext:value-type="float">
            <text:p>7343823200</text:p>
          </table:table-cell>
          <table:table-cell office:value-type="float" office:value="87" calcext:value-type="float">
            <text:p>87</text:p>
          </table:table-cell>
          <table:table-cell table:formula="of:=[.C93]*[.$A$4]+[.$B$4]" office:value-type="float" office:value="11837477320.0751" calcext:value-type="float">
            <text:p>11837477320.0751</text:p>
          </table:table-cell>
          <table:table-cell table:formula="of:=[.B93]/[.D93]" office:value-type="float" office:value="0.620387520197879" calcext:value-type="float">
            <text:p>0.6203875201978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-04</text:p>
          </table:table-cell>
          <table:table-cell office:value-type="float" office:value="10215011800" calcext:value-type="float">
            <text:p>10215011800</text:p>
          </table:table-cell>
          <table:table-cell office:value-type="float" office:value="88" calcext:value-type="float">
            <text:p>88</text:p>
          </table:table-cell>
          <table:table-cell table:formula="of:=[.C94]*[.$A$4]+[.$B$4]" office:value-type="float" office:value="11855794276.618" calcext:value-type="float">
            <text:p>11855794276.618</text:p>
          </table:table-cell>
          <table:table-cell table:formula="of:=[.B94]/[.D94]" office:value-type="float" office:value="0.861605014532521" calcext:value-type="float">
            <text:p>0.8616050145325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-05</text:p>
          </table:table-cell>
          <table:table-cell office:value-type="float" office:value="7133712600" calcext:value-type="float">
            <text:p>7133712600</text:p>
          </table:table-cell>
          <table:table-cell office:value-type="float" office:value="89" calcext:value-type="float">
            <text:p>89</text:p>
          </table:table-cell>
          <table:table-cell table:formula="of:=[.C95]*[.$A$4]+[.$B$4]" office:value-type="float" office:value="11874111233.1609" calcext:value-type="float">
            <text:p>11874111233.1609</text:p>
          </table:table-cell>
          <table:table-cell table:formula="of:=[.B95]/[.D95]" office:value-type="float" office:value="0.60077865702299" calcext:value-type="float">
            <text:p>0.60077865702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-06</text:p>
          </table:table-cell>
          <table:table-cell office:value-type="float" office:value="10860370500" calcext:value-type="float">
            <text:p>10860370500</text:p>
          </table:table-cell>
          <table:table-cell office:value-type="float" office:value="90" calcext:value-type="float">
            <text:p>90</text:p>
          </table:table-cell>
          <table:table-cell table:formula="of:=[.C96]*[.$A$4]+[.$B$4]" office:value-type="float" office:value="11892428189.7038" calcext:value-type="float">
            <text:p>11892428189.7038</text:p>
          </table:table-cell>
          <table:table-cell table:formula="of:=[.B96]/[.D96]" office:value-type="float" office:value="0.913217244347346" calcext:value-type="float">
            <text:p>0.913217244347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-07</text:p>
          </table:table-cell>
          <table:table-cell office:value-type="float" office:value="8340067400" calcext:value-type="float">
            <text:p>8340067400</text:p>
          </table:table-cell>
          <table:table-cell office:value-type="float" office:value="91" calcext:value-type="float">
            <text:p>91</text:p>
          </table:table-cell>
          <table:table-cell table:formula="of:=[.C97]*[.$A$4]+[.$B$4]" office:value-type="float" office:value="11910745146.2467" calcext:value-type="float">
            <text:p>11910745146.2467</text:p>
          </table:table-cell>
          <table:table-cell table:formula="of:=[.B97]/[.D97]" office:value-type="float" office:value="0.700213739576831" calcext:value-type="float">
            <text:p>0.700213739576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-08</text:p>
          </table:table-cell>
          <table:table-cell office:value-type="float" office:value="12147638300" calcext:value-type="float">
            <text:p>12147638300</text:p>
          </table:table-cell>
          <table:table-cell office:value-type="float" office:value="92" calcext:value-type="float">
            <text:p>92</text:p>
          </table:table-cell>
          <table:table-cell table:formula="of:=[.C98]*[.$A$4]+[.$B$4]" office:value-type="float" office:value="11929062102.7896" calcext:value-type="float">
            <text:p>11929062102.7896</text:p>
          </table:table-cell>
          <table:table-cell table:formula="of:=[.B98]/[.D98]" office:value-type="float" office:value="1.0183229993546" calcext:value-type="float">
            <text:p>1.01832299935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-09</text:p>
          </table:table-cell>
          <table:table-cell office:value-type="float" office:value="11831358000" calcext:value-type="float">
            <text:p>11831358000</text:p>
          </table:table-cell>
          <table:table-cell office:value-type="float" office:value="93" calcext:value-type="float">
            <text:p>93</text:p>
          </table:table-cell>
          <table:table-cell table:formula="of:=[.C99]*[.$A$4]+[.$B$4]" office:value-type="float" office:value="11947379059.3325" calcext:value-type="float">
            <text:p>11947379059.3325</text:p>
          </table:table-cell>
          <table:table-cell table:formula="of:=[.B99]/[.D99]" office:value-type="float" office:value="0.990288994870226" calcext:value-type="float">
            <text:p>0.990288994870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-10</text:p>
          </table:table-cell>
          <table:table-cell office:value-type="float" office:value="12926109000" calcext:value-type="float">
            <text:p>12926109000</text:p>
          </table:table-cell>
          <table:table-cell office:value-type="float" office:value="94" calcext:value-type="float">
            <text:p>94</text:p>
          </table:table-cell>
          <table:table-cell table:formula="of:=[.C100]*[.$A$4]+[.$B$4]" office:value-type="float" office:value="11965696015.8754" calcext:value-type="float">
            <text:p>11965696015.8754</text:p>
          </table:table-cell>
          <table:table-cell table:formula="of:=[.B100]/[.D100]" office:value-type="float" office:value="1.08026386286684" calcext:value-type="float">
            <text:p>1.080263862866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-11</text:p>
          </table:table-cell>
          <table:table-cell office:value-type="float" office:value="24816633824" calcext:value-type="float">
            <text:p>24816633824</text:p>
          </table:table-cell>
          <table:table-cell office:value-type="float" office:value="95" calcext:value-type="float">
            <text:p>95</text:p>
          </table:table-cell>
          <table:table-cell table:formula="of:=[.C101]*[.$A$4]+[.$B$4]" office:value-type="float" office:value="11984012972.4184" calcext:value-type="float">
            <text:p>11984012972.4184</text:p>
          </table:table-cell>
          <table:table-cell table:formula="of:=[.B101]/[.D101]" office:value-type="float" office:value="2.07081166226342" calcext:value-type="float">
            <text:p>2.07081166226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-12</text:p>
          </table:table-cell>
          <table:table-cell office:value-type="float" office:value="21806227800" calcext:value-type="float">
            <text:p>21806227800</text:p>
          </table:table-cell>
          <table:table-cell office:value-type="float" office:value="96" calcext:value-type="float">
            <text:p>96</text:p>
          </table:table-cell>
          <table:table-cell table:formula="of:=[.C102]*[.$A$4]+[.$B$4]" office:value-type="float" office:value="12002329928.9613" calcext:value-type="float">
            <text:p>12002329928.9613</text:p>
          </table:table-cell>
          <table:table-cell table:formula="of:=[.B102]/[.D102]" office:value-type="float" office:value="1.81683289236886" calcext:value-type="float">
            <text:p>1.816832892368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-01</text:p>
          </table:table-cell>
          <table:table-cell office:value-type="float" office:value="7561471400" calcext:value-type="float">
            <text:p>7561471400</text:p>
          </table:table-cell>
          <table:table-cell office:value-type="float" office:value="97" calcext:value-type="float">
            <text:p>97</text:p>
          </table:table-cell>
          <table:table-cell table:formula="of:=[.C103]*[.$A$4]+[.$B$4]" office:value-type="float" office:value="12020646885.5042" calcext:value-type="float">
            <text:p>12020646885.5042</text:p>
          </table:table-cell>
          <table:table-cell table:formula="of:=[.B103]/[.D103]" office:value-type="float" office:value="0.629040306401351" calcext:value-type="float">
            <text:p>0.629040306401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-02</text:p>
          </table:table-cell>
          <table:table-cell office:value-type="float" office:value="9590819700" calcext:value-type="float">
            <text:p>9590819700</text:p>
          </table:table-cell>
          <table:table-cell office:value-type="float" office:value="98" calcext:value-type="float">
            <text:p>98</text:p>
          </table:table-cell>
          <table:table-cell table:formula="of:=[.C104]*[.$A$4]+[.$B$4]" office:value-type="float" office:value="12038963842.0471" calcext:value-type="float">
            <text:p>12038963842.0471</text:p>
          </table:table-cell>
          <table:table-cell table:formula="of:=[.B104]/[.D104]" office:value-type="float" office:value="0.796648268558068" calcext:value-type="float">
            <text:p>0.7966482685580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-03</text:p>
          </table:table-cell>
          <table:table-cell office:value-type="float" office:value="11062193100" calcext:value-type="float">
            <text:p>11062193100</text:p>
          </table:table-cell>
          <table:table-cell office:value-type="float" office:value="99" calcext:value-type="float">
            <text:p>99</text:p>
          </table:table-cell>
          <table:table-cell table:formula="of:=[.C105]*[.$A$4]+[.$B$4]" office:value-type="float" office:value="12057280798.59" calcext:value-type="float">
            <text:p>12057280798.59</text:p>
          </table:table-cell>
          <table:table-cell table:formula="of:=[.B105]/[.D105]" office:value-type="float" office:value="0.917469973934225" calcext:value-type="float">
            <text:p>0.917469973934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-04</text:p>
          </table:table-cell>
          <table:table-cell office:value-type="float" office:value="9422055300" calcext:value-type="float">
            <text:p>9422055300</text:p>
          </table:table-cell>
          <table:table-cell office:value-type="float" office:value="100" calcext:value-type="float">
            <text:p>100</text:p>
          </table:table-cell>
          <table:table-cell table:formula="of:=[.C106]*[.$A$4]+[.$B$4]" office:value-type="float" office:value="12075597755.1329" calcext:value-type="float">
            <text:p>12075597755.1329</text:p>
          </table:table-cell>
          <table:table-cell table:formula="of:=[.B106]/[.D106]" office:value-type="float" office:value="0.780255809365214" calcext:value-type="float">
            <text:p>0.780255809365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-05</text:p>
          </table:table-cell>
          <table:table-cell office:value-type="float" office:value="6777472100" calcext:value-type="float">
            <text:p>6777472100</text:p>
          </table:table-cell>
          <table:table-cell office:value-type="float" office:value="101" calcext:value-type="float">
            <text:p>101</text:p>
          </table:table-cell>
          <table:table-cell table:formula="of:=[.C107]*[.$A$4]+[.$B$4]" office:value-type="float" office:value="12093914711.6758" calcext:value-type="float">
            <text:p>12093914711.6758</text:p>
          </table:table-cell>
          <table:table-cell table:formula="of:=[.B107]/[.D107]" office:value-type="float" office:value="0.56040349726105" calcext:value-type="float">
            <text:p>0.56040349726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-06</text:p>
          </table:table-cell>
          <table:table-cell office:value-type="float" office:value="10602122300" calcext:value-type="float">
            <text:p>10602122300</text:p>
          </table:table-cell>
          <table:table-cell office:value-type="float" office:value="102" calcext:value-type="float">
            <text:p>102</text:p>
          </table:table-cell>
          <table:table-cell table:formula="of:=[.C108]*[.$A$4]+[.$B$4]" office:value-type="float" office:value="12112231668.2187" calcext:value-type="float">
            <text:p>12112231668.2187</text:p>
          </table:table-cell>
          <table:table-cell table:formula="of:=[.B108]/[.D108]" office:value-type="float" office:value="0.875323605956026" calcext:value-type="float">
            <text:p>0.8753236059560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-07</text:p>
          </table:table-cell>
          <table:table-cell office:value-type="float" office:value="8061139808" calcext:value-type="float">
            <text:p>8061139808</text:p>
          </table:table-cell>
          <table:table-cell office:value-type="float" office:value="103" calcext:value-type="float">
            <text:p>103</text:p>
          </table:table-cell>
          <table:table-cell table:formula="of:=[.C109]*[.$A$4]+[.$B$4]" office:value-type="float" office:value="12130548624.7617" calcext:value-type="float">
            <text:p>12130548624.7617</text:p>
          </table:table-cell>
          <table:table-cell table:formula="of:=[.B109]/[.D109]" office:value-type="float" office:value="0.664532170585021" calcext:value-type="float">
            <text:p>0.6645321705850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-08</text:p>
          </table:table-cell>
          <table:table-cell office:value-type="float" office:value="11546237500" calcext:value-type="float">
            <text:p>11546237500</text:p>
          </table:table-cell>
          <table:table-cell office:value-type="float" office:value="104" calcext:value-type="float">
            <text:p>104</text:p>
          </table:table-cell>
          <table:table-cell table:formula="of:=[.C110]*[.$A$4]+[.$B$4]" office:value-type="float" office:value="12148865581.3046" calcext:value-type="float">
            <text:p>12148865581.3046</text:p>
          </table:table-cell>
          <table:table-cell table:formula="of:=[.B110]/[.D110]" office:value-type="float" office:value="0.95039634957918" calcext:value-type="float">
            <text:p>0.950396349579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-09</text:p>
          </table:table-cell>
          <table:table-cell office:value-type="float" office:value="9056709204" calcext:value-type="float">
            <text:p>9056709204</text:p>
          </table:table-cell>
          <table:table-cell office:value-type="float" office:value="105" calcext:value-type="float">
            <text:p>105</text:p>
          </table:table-cell>
          <table:table-cell table:formula="of:=[.C111]*[.$A$4]+[.$B$4]" office:value-type="float" office:value="12167182537.8475" calcext:value-type="float">
            <text:p>12167182537.8475</text:p>
          </table:table-cell>
          <table:table-cell table:formula="of:=[.B111]/[.D111]" office:value-type="float" office:value="0.74435549691377" calcext:value-type="float">
            <text:p>0.744355496913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-10</text:p>
          </table:table-cell>
          <table:table-cell office:value-type="float" office:value="14929931800" calcext:value-type="float">
            <text:p>14929931800</text:p>
          </table:table-cell>
          <table:table-cell office:value-type="float" office:value="106" calcext:value-type="float">
            <text:p>106</text:p>
          </table:table-cell>
          <table:table-cell table:formula="of:=[.C112]*[.$A$4]+[.$B$4]" office:value-type="float" office:value="12185499494.3904" calcext:value-type="float">
            <text:p>12185499494.3904</text:p>
          </table:table-cell>
          <table:table-cell table:formula="of:=[.B112]/[.D112]" office:value-type="float" office:value="1.22522115789123" calcext:value-type="float">
            <text:p>1.22522115789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-11</text:p>
          </table:table-cell>
          <table:table-cell office:value-type="float" office:value="22631805708" calcext:value-type="float">
            <text:p>22631805708</text:p>
          </table:table-cell>
          <table:table-cell office:value-type="float" office:value="107" calcext:value-type="float">
            <text:p>107</text:p>
          </table:table-cell>
          <table:table-cell table:formula="of:=[.C113]*[.$A$4]+[.$B$4]" office:value-type="float" office:value="12203816450.9333" calcext:value-type="float">
            <text:p>12203816450.9333</text:p>
          </table:table-cell>
          <table:table-cell table:formula="of:=[.B113]/[.D113]" office:value-type="float" office:value="1.85448591422147" calcext:value-type="float">
            <text:p>1.85448591422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-12</text:p>
          </table:table-cell>
          <table:table-cell office:value-type="float" office:value="19262600696" calcext:value-type="float">
            <text:p>19262600696</text:p>
          </table:table-cell>
          <table:table-cell office:value-type="float" office:value="108" calcext:value-type="float">
            <text:p>108</text:p>
          </table:table-cell>
          <table:table-cell table:formula="of:=[.C114]*[.$A$4]+[.$B$4]" office:value-type="float" office:value="12222133407.4762" calcext:value-type="float">
            <text:p>12222133407.4762</text:p>
          </table:table-cell>
          <table:table-cell table:formula="of:=[.B114]/[.D114]" office:value-type="float" office:value="1.5760424186024" calcext:value-type="float">
            <text:p>1.57604241860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-01</text:p>
          </table:table-cell>
          <table:table-cell office:value-type="float" office:value="12167926400" calcext:value-type="float">
            <text:p>12167926400</text:p>
          </table:table-cell>
          <table:table-cell office:value-type="float" office:value="109" calcext:value-type="float">
            <text:p>109</text:p>
          </table:table-cell>
          <table:table-cell table:formula="of:=[.C115]*[.$A$4]+[.$B$4]" office:value-type="float" office:value="12240450364.0191" calcext:value-type="float">
            <text:p>12240450364.0191</text:p>
          </table:table-cell>
          <table:table-cell table:formula="of:=[.B115]/[.D115]" office:value-type="float" office:value="0.994075057545896" calcext:value-type="float">
            <text:p>0.9940750575458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-02</text:p>
          </table:table-cell>
          <table:table-cell office:value-type="float" office:value="8036422800" calcext:value-type="float">
            <text:p>8036422800</text:p>
          </table:table-cell>
          <table:table-cell office:value-type="float" office:value="110" calcext:value-type="float">
            <text:p>110</text:p>
          </table:table-cell>
          <table:table-cell table:formula="of:=[.C116]*[.$A$4]+[.$B$4]" office:value-type="float" office:value="12258767320.562" calcext:value-type="float">
            <text:p>12258767320.562</text:p>
          </table:table-cell>
          <table:table-cell table:formula="of:=[.B116]/[.D116]" office:value-type="float" office:value="0.655565326419096" calcext:value-type="float">
            <text:p>0.655565326419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-03</text:p>
          </table:table-cell>
          <table:table-cell office:value-type="float" office:value="10197096700" calcext:value-type="float">
            <text:p>10197096700</text:p>
          </table:table-cell>
          <table:table-cell office:value-type="float" office:value="111" calcext:value-type="float">
            <text:p>111</text:p>
          </table:table-cell>
          <table:table-cell table:formula="of:=[.C117]*[.$A$4]+[.$B$4]" office:value-type="float" office:value="12277084277.105" calcext:value-type="float">
            <text:p>12277084277.105</text:p>
          </table:table-cell>
          <table:table-cell table:formula="of:=[.B117]/[.D117]" office:value-type="float" office:value="0.830579677539248" calcext:value-type="float">
            <text:p>0.830579677539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-04</text:p>
          </table:table-cell>
          <table:table-cell office:value-type="float" office:value="10655759800" calcext:value-type="float">
            <text:p>10655759800</text:p>
          </table:table-cell>
          <table:table-cell office:value-type="float" office:value="112" calcext:value-type="float">
            <text:p>112</text:p>
          </table:table-cell>
          <table:table-cell table:formula="of:=[.C118]*[.$A$4]+[.$B$4]" office:value-type="float" office:value="12295401233.6479" calcext:value-type="float">
            <text:p>12295401233.6479</text:p>
          </table:table-cell>
          <table:table-cell table:formula="of:=[.B118]/[.D118]" office:value-type="float" office:value="0.86664595953479" calcext:value-type="float">
            <text:p>0.866645959534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-05</text:p>
          </table:table-cell>
          <table:table-cell office:value-type="float" office:value="10030647900" calcext:value-type="float">
            <text:p>10030647900</text:p>
          </table:table-cell>
          <table:table-cell office:value-type="float" office:value="113" calcext:value-type="float">
            <text:p>113</text:p>
          </table:table-cell>
          <table:table-cell table:formula="of:=[.C119]*[.$A$4]+[.$B$4]" office:value-type="float" office:value="12313718190.1908" calcext:value-type="float">
            <text:p>12313718190.1908</text:p>
          </table:table-cell>
          <table:table-cell table:formula="of:=[.B119]/[.D119]" office:value-type="float" office:value="0.814591315561412" calcext:value-type="float">
            <text:p>0.8145913155614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-06</text:p>
          </table:table-cell>
          <table:table-cell office:value-type="float" office:value="9152900400" calcext:value-type="float">
            <text:p>9152900400</text:p>
          </table:table-cell>
          <table:table-cell office:value-type="float" office:value="114" calcext:value-type="float">
            <text:p>114</text:p>
          </table:table-cell>
          <table:table-cell table:formula="of:=[.C120]*[.$A$4]+[.$B$4]" office:value-type="float" office:value="12332035146.7337" calcext:value-type="float">
            <text:p>12332035146.7337</text:p>
          </table:table-cell>
          <table:table-cell table:formula="of:=[.B120]/[.D120]" office:value-type="float" office:value="0.742205182769389" calcext:value-type="float">
            <text:p>0.7422051827693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-07</text:p>
          </table:table-cell>
          <table:table-cell office:value-type="float" office:value="8445314512" calcext:value-type="float">
            <text:p>8445314512</text:p>
          </table:table-cell>
          <table:table-cell office:value-type="float" office:value="115" calcext:value-type="float">
            <text:p>115</text:p>
          </table:table-cell>
          <table:table-cell table:formula="of:=[.C121]*[.$A$4]+[.$B$4]" office:value-type="float" office:value="12350352103.2766" calcext:value-type="float">
            <text:p>12350352103.2766</text:p>
          </table:table-cell>
          <table:table-cell table:formula="of:=[.B121]/[.D121]" office:value-type="float" office:value="0.683811638840598" calcext:value-type="float">
            <text:p>0.6838116388405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-08</text:p>
          </table:table-cell>
          <table:table-cell office:value-type="float" office:value="10754271500" calcext:value-type="float">
            <text:p>10754271500</text:p>
          </table:table-cell>
          <table:table-cell office:value-type="float" office:value="116" calcext:value-type="float">
            <text:p>116</text:p>
          </table:table-cell>
          <table:table-cell table:formula="of:=[.C122]*[.$A$4]+[.$B$4]" office:value-type="float" office:value="12368669059.8195" calcext:value-type="float">
            <text:p>12368669059.8195</text:p>
          </table:table-cell>
          <table:table-cell table:formula="of:=[.B122]/[.D122]" office:value-type="float" office:value="0.869476857048104" calcext:value-type="float">
            <text:p>0.869476857048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-09</text:p>
          </table:table-cell>
          <table:table-cell office:value-type="float" office:value="8097509700" calcext:value-type="float">
            <text:p>8097509700</text:p>
          </table:table-cell>
          <table:table-cell office:value-type="float" office:value="117" calcext:value-type="float">
            <text:p>117</text:p>
          </table:table-cell>
          <table:table-cell table:formula="of:=[.C123]*[.$A$4]+[.$B$4]" office:value-type="float" office:value="12386986016.3624" calcext:value-type="float">
            <text:p>12386986016.3624</text:p>
          </table:table-cell>
          <table:table-cell table:formula="of:=[.B123]/[.D123]" office:value-type="float" office:value="0.653711055240048" calcext:value-type="float">
            <text:p>0.6537110552400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-10</text:p>
          </table:table-cell>
          <table:table-cell office:value-type="float" office:value="17017235900" calcext:value-type="float">
            <text:p>17017235900</text:p>
          </table:table-cell>
          <table:table-cell office:value-type="float" office:value="118" calcext:value-type="float">
            <text:p>118</text:p>
          </table:table-cell>
          <table:table-cell table:formula="of:=[.C124]*[.$A$4]+[.$B$4]" office:value-type="float" office:value="12405302972.9053" calcext:value-type="float">
            <text:p>12405302972.9053</text:p>
          </table:table-cell>
          <table:table-cell table:formula="of:=[.B124]/[.D124]" office:value-type="float" office:value="1.37177108347677" calcext:value-type="float">
            <text:p>1.371771083476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-11</text:p>
          </table:table-cell>
          <table:table-cell office:value-type="float" office:value="17515268400" calcext:value-type="float">
            <text:p>17515268400</text:p>
          </table:table-cell>
          <table:table-cell office:value-type="float" office:value="119" calcext:value-type="float">
            <text:p>119</text:p>
          </table:table-cell>
          <table:table-cell table:formula="of:=[.C125]*[.$A$4]+[.$B$4]" office:value-type="float" office:value="12423619929.4483" calcext:value-type="float">
            <text:p>12423619929.4483</text:p>
          </table:table-cell>
          <table:table-cell table:formula="of:=[.B125]/[.D125]" office:value-type="float" office:value="1.40983614272381" calcext:value-type="float">
            <text:p>1.40983614272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-12</text:p>
          </table:table-cell>
          <table:table-cell office:value-type="float" office:value="19116156500" calcext:value-type="float">
            <text:p>19116156500</text:p>
          </table:table-cell>
          <table:table-cell office:value-type="float" office:value="120" calcext:value-type="float">
            <text:p>120</text:p>
          </table:table-cell>
          <table:table-cell table:formula="of:=[.C126]*[.$A$4]+[.$B$4]" office:value-type="float" office:value="12441936885.9912" calcext:value-type="float">
            <text:p>12441936885.9912</text:p>
          </table:table-cell>
          <table:table-cell table:formula="of:=[.B126]/[.D126]" office:value-type="float" office:value="1.53642930961365" calcext:value-type="float">
            <text:p>1.53642930961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01</text:p>
          </table:table-cell>
          <table:table-cell office:value-type="float" office:value="12387715900" calcext:value-type="float">
            <text:p>12387715900</text:p>
          </table:table-cell>
          <table:table-cell office:value-type="float" office:value="121" calcext:value-type="float">
            <text:p>121</text:p>
          </table:table-cell>
          <table:table-cell table:formula="of:=[.C127]*[.$A$4]+[.$B$4]" office:value-type="float" office:value="12460253842.5341" calcext:value-type="float">
            <text:p>12460253842.5341</text:p>
          </table:table-cell>
          <table:table-cell table:formula="of:=[.B127]/[.D127]" office:value-type="float" office:value="0.99417845387014" calcext:value-type="float">
            <text:p>0.994178453870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02</text:p>
          </table:table-cell>
          <table:table-cell office:value-type="float" office:value="7685072500" calcext:value-type="float">
            <text:p>7685072500</text:p>
          </table:table-cell>
          <table:table-cell office:value-type="float" office:value="122" calcext:value-type="float">
            <text:p>122</text:p>
          </table:table-cell>
          <table:table-cell table:formula="of:=[.C128]*[.$A$4]+[.$B$4]" office:value-type="float" office:value="12478570799.077" calcext:value-type="float">
            <text:p>12478570799.077</text:p>
          </table:table-cell>
          <table:table-cell table:formula="of:=[.B128]/[.D128]" office:value-type="float" office:value="0.615861593746653" calcext:value-type="float">
            <text:p>0.6158615937466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03</text:p>
          </table:table-cell>
          <table:table-cell office:value-type="float" office:value="9434281496" calcext:value-type="float">
            <text:p>9434281496</text:p>
          </table:table-cell>
          <table:table-cell office:value-type="float" office:value="123" calcext:value-type="float">
            <text:p>123</text:p>
          </table:table-cell>
          <table:table-cell table:formula="of:=[.C129]*[.$A$4]+[.$B$4]" office:value-type="float" office:value="12496887755.6199" calcext:value-type="float">
            <text:p>12496887755.6199</text:p>
          </table:table-cell>
          <table:table-cell table:formula="of:=[.B129]/[.D129]" office:value-type="float" office:value="0.754930481931981" calcext:value-type="float">
            <text:p>0.7549304819319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04</text:p>
          </table:table-cell>
          <table:table-cell office:value-type="float" office:value="16109616600" calcext:value-type="float">
            <text:p>16109616600</text:p>
          </table:table-cell>
          <table:table-cell office:value-type="float" office:value="124" calcext:value-type="float">
            <text:p>124</text:p>
          </table:table-cell>
          <table:table-cell table:formula="of:=[.C130]*[.$A$4]+[.$B$4]" office:value-type="float" office:value="12515204712.1628" calcext:value-type="float">
            <text:p>12515204712.1628</text:p>
          </table:table-cell>
          <table:table-cell table:formula="of:=[.B130]/[.D130]" office:value-type="float" office:value="1.2872036031775" calcext:value-type="float">
            <text:p>1.28720360317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05</text:p>
          </table:table-cell>
          <table:table-cell office:value-type="float" office:value="11862125100" calcext:value-type="float">
            <text:p>11862125100</text:p>
          </table:table-cell>
          <table:table-cell office:value-type="float" office:value="125" calcext:value-type="float">
            <text:p>125</text:p>
          </table:table-cell>
          <table:table-cell table:formula="of:=[.C131]*[.$A$4]+[.$B$4]" office:value-type="float" office:value="12533521668.7057" calcext:value-type="float">
            <text:p>12533521668.7057</text:p>
          </table:table-cell>
          <table:table-cell table:formula="of:=[.B131]/[.D131]" office:value-type="float" office:value="0.94643192979176" calcext:value-type="float">
            <text:p>0.94643192979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06</text:p>
          </table:table-cell>
          <table:table-cell office:value-type="float" office:value="7574293300" calcext:value-type="float">
            <text:p>7574293300</text:p>
          </table:table-cell>
          <table:table-cell office:value-type="float" office:value="126" calcext:value-type="float">
            <text:p>126</text:p>
          </table:table-cell>
          <table:table-cell table:formula="of:=[.C132]*[.$A$4]+[.$B$4]" office:value-type="float" office:value="12551838625.2486" calcext:value-type="float">
            <text:p>12551838625.2486</text:p>
          </table:table-cell>
          <table:table-cell table:formula="of:=[.B132]/[.D132]" office:value-type="float" office:value="0.603440940099719" calcext:value-type="float">
            <text:p>0.603440940099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07</text:p>
          </table:table-cell>
          <table:table-cell office:value-type="float" office:value="13770719200" calcext:value-type="float">
            <text:p>13770719200</text:p>
          </table:table-cell>
          <table:table-cell office:value-type="float" office:value="127" calcext:value-type="float">
            <text:p>127</text:p>
          </table:table-cell>
          <table:table-cell table:formula="of:=[.C133]*[.$A$4]+[.$B$4]" office:value-type="float" office:value="12570155581.7915" calcext:value-type="float">
            <text:p>12570155581.7915</text:p>
          </table:table-cell>
          <table:table-cell table:formula="of:=[.B133]/[.D133]" office:value-type="float" office:value="1.09550905001904" calcext:value-type="float">
            <text:p>1.095509050019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08</text:p>
          </table:table-cell>
          <table:table-cell office:value-type="float" office:value="10510268300" calcext:value-type="float">
            <text:p>10510268300</text:p>
          </table:table-cell>
          <table:table-cell office:value-type="float" office:value="128" calcext:value-type="float">
            <text:p>128</text:p>
          </table:table-cell>
          <table:table-cell table:formula="of:=[.C134]*[.$A$4]+[.$B$4]" office:value-type="float" office:value="12588472538.3345" calcext:value-type="float">
            <text:p>12588472538.3345</text:p>
          </table:table-cell>
          <table:table-cell table:formula="of:=[.B134]/[.D134]" office:value-type="float" office:value="0.834912120433523" calcext:value-type="float">
            <text:p>0.8349121204335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09</text:p>
          </table:table-cell>
          <table:table-cell office:value-type="float" office:value="11234702500" calcext:value-type="float">
            <text:p>11234702500</text:p>
          </table:table-cell>
          <table:table-cell office:value-type="float" office:value="129" calcext:value-type="float">
            <text:p>129</text:p>
          </table:table-cell>
          <table:table-cell table:formula="of:=[.C135]*[.$A$4]+[.$B$4]" office:value-type="float" office:value="12606789494.8774" calcext:value-type="float">
            <text:p>12606789494.8774</text:p>
          </table:table-cell>
          <table:table-cell table:formula="of:=[.B135]/[.D135]" office:value-type="float" office:value="0.891162853521517" calcext:value-type="float">
            <text:p>0.891162853521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10</text:p>
          </table:table-cell>
          <table:table-cell office:value-type="float" office:value="15727838700" calcext:value-type="float">
            <text:p>15727838700</text:p>
          </table:table-cell>
          <table:table-cell office:value-type="float" office:value="130" calcext:value-type="float">
            <text:p>130</text:p>
          </table:table-cell>
          <table:table-cell table:formula="of:=[.C136]*[.$A$4]+[.$B$4]" office:value-type="float" office:value="12625106451.4203" calcext:value-type="float">
            <text:p>12625106451.4203</text:p>
          </table:table-cell>
          <table:table-cell table:formula="of:=[.B136]/[.D136]" office:value-type="float" office:value="1.24575889799572" calcext:value-type="float">
            <text:p>1.245758897995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11</text:p>
          </table:table-cell>
          <table:table-cell office:value-type="float" office:value="14442593900" calcext:value-type="float">
            <text:p>14442593900</text:p>
          </table:table-cell>
          <table:table-cell office:value-type="float" office:value="131" calcext:value-type="float">
            <text:p>131</text:p>
          </table:table-cell>
          <table:table-cell table:formula="of:=[.C137]*[.$A$4]+[.$B$4]" office:value-type="float" office:value="12643423407.9632" calcext:value-type="float">
            <text:p>12643423407.9632</text:p>
          </table:table-cell>
          <table:table-cell table:formula="of:=[.B137]/[.D137]" office:value-type="float" office:value="1.14230089699469" calcext:value-type="float">
            <text:p>1.142300896994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12</text:p>
          </table:table-cell>
          <table:table-cell office:value-type="float" office:value="24219603104" calcext:value-type="float">
            <text:p>24219603104</text:p>
          </table:table-cell>
          <table:table-cell office:value-type="float" office:value="132" calcext:value-type="float">
            <text:p>132</text:p>
          </table:table-cell>
          <table:table-cell table:formula="of:=[.C138]*[.$A$4]+[.$B$4]" office:value-type="float" office:value="12661740364.5061" calcext:value-type="float">
            <text:p>12661740364.5061</text:p>
          </table:table-cell>
          <table:table-cell table:formula="of:=[.B138]/[.D138]" office:value-type="float" office:value="1.91281785969118" calcext:value-type="float">
            <text:p>1.91281785969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01</text:p>
          </table:table-cell>
          <table:table-cell office:value-type="float" office:value="10928946700" calcext:value-type="float">
            <text:p>10928946700</text:p>
          </table:table-cell>
          <table:table-cell office:value-type="float" office:value="133" calcext:value-type="float">
            <text:p>133</text:p>
          </table:table-cell>
          <table:table-cell table:formula="of:=[.C139]*[.$A$4]+[.$B$4]" office:value-type="float" office:value="12680057321.049" calcext:value-type="float">
            <text:p>12680057321.049</text:p>
          </table:table-cell>
          <table:table-cell table:formula="of:=[.B139]/[.D139]" office:value-type="float" office:value="0.861900417583905" calcext:value-type="float">
            <text:p>0.8619004175839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02</text:p>
          </table:table-cell>
          <table:table-cell office:value-type="float" office:value="7205452800" calcext:value-type="float">
            <text:p>7205452800</text:p>
          </table:table-cell>
          <table:table-cell office:value-type="float" office:value="134" calcext:value-type="float">
            <text:p>134</text:p>
          </table:table-cell>
          <table:table-cell table:formula="of:=[.C140]*[.$A$4]+[.$B$4]" office:value-type="float" office:value="12698374277.5919" calcext:value-type="float">
            <text:p>12698374277.5919</text:p>
          </table:table-cell>
          <table:table-cell table:formula="of:=[.B140]/[.D140]" office:value-type="float" office:value="0.567431124842102" calcext:value-type="float">
            <text:p>0.567431124842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03</text:p>
          </table:table-cell>
          <table:table-cell office:value-type="float" office:value="8774011400" calcext:value-type="float">
            <text:p>8774011400</text:p>
          </table:table-cell>
          <table:table-cell office:value-type="float" office:value="135" calcext:value-type="float">
            <text:p>135</text:p>
          </table:table-cell>
          <table:table-cell table:formula="of:=[.C141]*[.$A$4]+[.$B$4]" office:value-type="float" office:value="12716691234.1348" calcext:value-type="float">
            <text:p>12716691234.1348</text:p>
          </table:table-cell>
          <table:table-cell table:formula="of:=[.B141]/[.D141]" office:value-type="float" office:value="0.689960245039866" calcext:value-type="float">
            <text:p>0.6899602450398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04</text:p>
          </table:table-cell>
          <table:table-cell office:value-type="float" office:value="17233024200" calcext:value-type="float">
            <text:p>17233024200</text:p>
          </table:table-cell>
          <table:table-cell office:value-type="float" office:value="136" calcext:value-type="float">
            <text:p>136</text:p>
          </table:table-cell>
          <table:table-cell table:formula="of:=[.C142]*[.$A$4]+[.$B$4]" office:value-type="float" office:value="12735008190.6778" calcext:value-type="float">
            <text:p>12735008190.6778</text:p>
          </table:table-cell>
          <table:table-cell table:formula="of:=[.B142]/[.D142]" office:value-type="float" office:value="1.35320087289892" calcext:value-type="float">
            <text:p>1.35320087289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05</text:p>
          </table:table-cell>
          <table:table-cell office:value-type="float" office:value="10083720500" calcext:value-type="float">
            <text:p>10083720500</text:p>
          </table:table-cell>
          <table:table-cell office:value-type="float" office:value="137" calcext:value-type="float">
            <text:p>137</text:p>
          </table:table-cell>
          <table:table-cell table:formula="of:=[.C143]*[.$A$4]+[.$B$4]" office:value-type="float" office:value="12753325147.2207" calcext:value-type="float">
            <text:p>12753325147.2207</text:p>
          </table:table-cell>
          <table:table-cell table:formula="of:=[.B143]/[.D143]" office:value-type="float" office:value="0.790673834752621" calcext:value-type="float">
            <text:p>0.7906738347526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06</text:p>
          </table:table-cell>
          <table:table-cell office:value-type="float" office:value="8129033500" calcext:value-type="float">
            <text:p>8129033500</text:p>
          </table:table-cell>
          <table:table-cell office:value-type="float" office:value="138" calcext:value-type="float">
            <text:p>138</text:p>
          </table:table-cell>
          <table:table-cell table:formula="of:=[.C144]*[.$A$4]+[.$B$4]" office:value-type="float" office:value="12771642103.7636" calcext:value-type="float">
            <text:p>12771642103.7636</text:p>
          </table:table-cell>
          <table:table-cell table:formula="of:=[.B144]/[.D144]" office:value-type="float" office:value="0.636490862643615" calcext:value-type="float">
            <text:p>0.6364908626436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07</text:p>
          </table:table-cell>
          <table:table-cell office:value-type="float" office:value="12772743208" calcext:value-type="float">
            <text:p>12772743208</text:p>
          </table:table-cell>
          <table:table-cell office:value-type="float" office:value="139" calcext:value-type="float">
            <text:p>139</text:p>
          </table:table-cell>
          <table:table-cell table:formula="of:=[.C145]*[.$A$4]+[.$B$4]" office:value-type="float" office:value="12789959060.3065" calcext:value-type="float">
            <text:p>12789959060.3065</text:p>
          </table:table-cell>
          <table:table-cell table:formula="of:=[.B145]/[.D145]" office:value-type="float" office:value="0.998653955636189" calcext:value-type="float">
            <text:p>0.998653955636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08</text:p>
          </table:table-cell>
          <table:table-cell office:value-type="float" office:value="9130850400" calcext:value-type="float">
            <text:p>9130850400</text:p>
          </table:table-cell>
          <table:table-cell office:value-type="float" office:value="140" calcext:value-type="float">
            <text:p>140</text:p>
          </table:table-cell>
          <table:table-cell table:formula="of:=[.C146]*[.$A$4]+[.$B$4]" office:value-type="float" office:value="12808276016.8494" calcext:value-type="float">
            <text:p>12808276016.8494</text:p>
          </table:table-cell>
          <table:table-cell table:formula="of:=[.B146]/[.D146]" office:value-type="float" office:value="0.712886760715359" calcext:value-type="float">
            <text:p>0.712886760715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09</text:p>
          </table:table-cell>
          <table:table-cell office:value-type="float" office:value="12964267400" calcext:value-type="float">
            <text:p>12964267400</text:p>
          </table:table-cell>
          <table:table-cell office:value-type="float" office:value="141" calcext:value-type="float">
            <text:p>141</text:p>
          </table:table-cell>
          <table:table-cell table:formula="of:=[.C147]*[.$A$4]+[.$B$4]" office:value-type="float" office:value="12826592973.3923" calcext:value-type="float">
            <text:p>12826592973.3923</text:p>
          </table:table-cell>
          <table:table-cell table:formula="of:=[.B147]/[.D147]" office:value-type="float" office:value="1.01073351488531" calcext:value-type="float">
            <text:p>1.010733514885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10</text:p>
          </table:table-cell>
          <table:table-cell office:value-type="float" office:value="17993593096" calcext:value-type="float">
            <text:p>17993593096</text:p>
          </table:table-cell>
          <table:table-cell office:value-type="float" office:value="142" calcext:value-type="float">
            <text:p>142</text:p>
          </table:table-cell>
          <table:table-cell table:formula="of:=[.C148]*[.$A$4]+[.$B$4]" office:value-type="float" office:value="12844909929.9352" calcext:value-type="float">
            <text:p>12844909929.9352</text:p>
          </table:table-cell>
          <table:table-cell table:formula="of:=[.B148]/[.D148]" office:value-type="float" office:value="1.40083450908953" calcext:value-type="float">
            <text:p>1.400834509089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11</text:p>
          </table:table-cell>
          <table:table-cell office:value-type="float" office:value="15268702400" calcext:value-type="float">
            <text:p>15268702400</text:p>
          </table:table-cell>
          <table:table-cell office:value-type="float" office:value="143" calcext:value-type="float">
            <text:p>143</text:p>
          </table:table-cell>
          <table:table-cell table:formula="of:=[.C149]*[.$A$4]+[.$B$4]" office:value-type="float" office:value="12863226886.4781" calcext:value-type="float">
            <text:p>12863226886.4781</text:p>
          </table:table-cell>
          <table:table-cell table:formula="of:=[.B149]/[.D149]" office:value-type="float" office:value="1.18700404919783" calcext:value-type="float">
            <text:p>1.187004049197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12</text:p>
          </table:table-cell>
          <table:table-cell office:value-type="float" office:value="32277990508" calcext:value-type="float">
            <text:p>32277990508</text:p>
          </table:table-cell>
          <table:table-cell office:value-type="float" office:value="144" calcext:value-type="float">
            <text:p>144</text:p>
          </table:table-cell>
          <table:table-cell table:formula="of:=[.C150]*[.$A$4]+[.$B$4]" office:value-type="float" office:value="12881543843.0211" calcext:value-type="float">
            <text:p>12881543843.0211</text:p>
          </table:table-cell>
          <table:table-cell table:formula="of:=[.B150]/[.D150]" office:value-type="float" office:value="2.50575481490035" calcext:value-type="float">
            <text:p>2.50575481490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01</text:p>
          </table:table-cell>
          <table:table-cell office:value-type="float" office:value="9525685400" calcext:value-type="float">
            <text:p>9525685400</text:p>
          </table:table-cell>
          <table:table-cell office:value-type="float" office:value="145" calcext:value-type="float">
            <text:p>145</text:p>
          </table:table-cell>
          <table:table-cell table:formula="of:=[.C151]*[.$A$4]+[.$B$4]" office:value-type="float" office:value="12899860799.564" calcext:value-type="float">
            <text:p>12899860799.564</text:p>
          </table:table-cell>
          <table:table-cell table:formula="of:=[.B151]/[.D151]" office:value-type="float" office:value="0.7384331930405" calcext:value-type="float">
            <text:p>0.73843319304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02</text:p>
          </table:table-cell>
          <table:table-cell office:value-type="float" office:value="8039024696" calcext:value-type="float">
            <text:p>8039024696</text:p>
          </table:table-cell>
          <table:table-cell office:value-type="float" office:value="146" calcext:value-type="float">
            <text:p>146</text:p>
          </table:table-cell>
          <table:table-cell table:formula="of:=[.C152]*[.$A$4]+[.$B$4]" office:value-type="float" office:value="12918177756.1069" calcext:value-type="float">
            <text:p>12918177756.1069</text:p>
          </table:table-cell>
          <table:table-cell table:formula="of:=[.B152]/[.D152]" office:value-type="float" office:value="0.622303303745737" calcext:value-type="float">
            <text:p>0.6223033037457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03</text:p>
          </table:table-cell>
          <table:table-cell office:value-type="float" office:value="10268610800" calcext:value-type="float">
            <text:p>10268610800</text:p>
          </table:table-cell>
          <table:table-cell office:value-type="float" office:value="147" calcext:value-type="float">
            <text:p>147</text:p>
          </table:table-cell>
          <table:table-cell table:formula="of:=[.C153]*[.$A$4]+[.$B$4]" office:value-type="float" office:value="12936494712.6498" calcext:value-type="float">
            <text:p>12936494712.6498</text:p>
          </table:table-cell>
          <table:table-cell table:formula="of:=[.B153]/[.D153]" office:value-type="float" office:value="0.793770726003464" calcext:value-type="float">
            <text:p>0.7937707260034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04</text:p>
          </table:table-cell>
          <table:table-cell office:value-type="float" office:value="12846094100" calcext:value-type="float">
            <text:p>12846094100</text:p>
          </table:table-cell>
          <table:table-cell office:value-type="float" office:value="148" calcext:value-type="float">
            <text:p>148</text:p>
          </table:table-cell>
          <table:table-cell table:formula="of:=[.C154]*[.$A$4]+[.$B$4]" office:value-type="float" office:value="12954811669.1927" calcext:value-type="float">
            <text:p>12954811669.1927</text:p>
          </table:table-cell>
          <table:table-cell table:formula="of:=[.B154]/[.D154]" office:value-type="float" office:value="0.991607939044668" calcext:value-type="float">
            <text:p>0.9916079390446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05</text:p>
          </table:table-cell>
          <table:table-cell office:value-type="float" office:value="9638776000" calcext:value-type="float">
            <text:p>9638776000</text:p>
          </table:table-cell>
          <table:table-cell office:value-type="float" office:value="149" calcext:value-type="float">
            <text:p>149</text:p>
          </table:table-cell>
          <table:table-cell table:formula="of:=[.C155]*[.$A$4]+[.$B$4]" office:value-type="float" office:value="12973128625.7356" calcext:value-type="float">
            <text:p>12973128625.7356</text:p>
          </table:table-cell>
          <table:table-cell table:formula="of:=[.B155]/[.D155]" office:value-type="float" office:value="0.742980068884768" calcext:value-type="float">
            <text:p>0.7429800688847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06</text:p>
          </table:table-cell>
          <table:table-cell office:value-type="float" office:value="10621907800" calcext:value-type="float">
            <text:p>10621907800</text:p>
          </table:table-cell>
          <table:table-cell office:value-type="float" office:value="150" calcext:value-type="float">
            <text:p>150</text:p>
          </table:table-cell>
          <table:table-cell table:formula="of:=[.C156]*[.$A$4]+[.$B$4]" office:value-type="float" office:value="12991445582.2785" calcext:value-type="float">
            <text:p>12991445582.2785</text:p>
          </table:table-cell>
          <table:table-cell table:formula="of:=[.B156]/[.D156]" office:value-type="float" office:value="0.817607843001645" calcext:value-type="float">
            <text:p>0.8176078430016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07</text:p>
          </table:table-cell>
          <table:table-cell office:value-type="float" office:value="10530202208" calcext:value-type="float">
            <text:p>10530202208</text:p>
          </table:table-cell>
          <table:table-cell office:value-type="float" office:value="151" calcext:value-type="float">
            <text:p>151</text:p>
          </table:table-cell>
          <table:table-cell table:formula="of:=[.C157]*[.$A$4]+[.$B$4]" office:value-type="float" office:value="13009762538.8214" calcext:value-type="float">
            <text:p>13009762538.8214</text:p>
          </table:table-cell>
          <table:table-cell table:formula="of:=[.B157]/[.D157]" office:value-type="float" office:value="0.809407717979296" calcext:value-type="float">
            <text:p>0.809407717979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08</text:p>
          </table:table-cell>
          <table:table-cell office:value-type="float" office:value="8422708700" calcext:value-type="float">
            <text:p>8422708700</text:p>
          </table:table-cell>
          <table:table-cell office:value-type="float" office:value="152" calcext:value-type="float">
            <text:p>152</text:p>
          </table:table-cell>
          <table:table-cell table:formula="of:=[.C158]*[.$A$4]+[.$B$4]" office:value-type="float" office:value="13028079495.3644" calcext:value-type="float">
            <text:p>13028079495.3644</text:p>
          </table:table-cell>
          <table:table-cell table:formula="of:=[.B158]/[.D158]" office:value-type="float" office:value="0.646504245157313" calcext:value-type="float">
            <text:p>0.6465042451573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09</text:p>
          </table:table-cell>
          <table:table-cell office:value-type="float" office:value="14039719400" calcext:value-type="float">
            <text:p>14039719400</text:p>
          </table:table-cell>
          <table:table-cell office:value-type="float" office:value="153" calcext:value-type="float">
            <text:p>153</text:p>
          </table:table-cell>
          <table:table-cell table:formula="of:=[.C159]*[.$A$4]+[.$B$4]" office:value-type="float" office:value="13046396451.9073" calcext:value-type="float">
            <text:p>13046396451.9073</text:p>
          </table:table-cell>
          <table:table-cell table:formula="of:=[.B159]/[.D159]" office:value-type="float" office:value="1.07613772521435" calcext:value-type="float">
            <text:p>1.07613772521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</text:p>
          </table:table-cell>
          <table:table-cell office:value-type="float" office:value="18020967300" calcext:value-type="float">
            <text:p>18020967300</text:p>
          </table:table-cell>
          <table:table-cell office:value-type="float" office:value="154" calcext:value-type="float">
            <text:p>154</text:p>
          </table:table-cell>
          <table:table-cell table:formula="of:=[.C160]*[.$A$4]+[.$B$4]" office:value-type="float" office:value="13064713408.4502" calcext:value-type="float">
            <text:p>13064713408.4502</text:p>
          </table:table-cell>
          <table:table-cell table:formula="of:=[.B160]/[.D160]" office:value-type="float" office:value="1.37936185330664" calcext:value-type="float">
            <text:p>1.379361853306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1</text:p>
          </table:table-cell>
          <table:table-cell office:value-type="float" office:value="15303043700" calcext:value-type="float">
            <text:p>15303043700</text:p>
          </table:table-cell>
          <table:table-cell office:value-type="float" office:value="155" calcext:value-type="float">
            <text:p>155</text:p>
          </table:table-cell>
          <table:table-cell table:formula="of:=[.C161]*[.$A$4]+[.$B$4]" office:value-type="float" office:value="13083030364.9931" calcext:value-type="float">
            <text:p>13083030364.9931</text:p>
          </table:table-cell>
          <table:table-cell table:formula="of:=[.B161]/[.D161]" office:value-type="float" office:value="1.16968647729712" calcext:value-type="float">
            <text:p>1.169686477297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2</text:p>
          </table:table-cell>
          <table:table-cell office:value-type="float" office:value="37217753300" calcext:value-type="float">
            <text:p>37217753300</text:p>
          </table:table-cell>
          <table:table-cell office:value-type="float" office:value="156" calcext:value-type="float">
            <text:p>156</text:p>
          </table:table-cell>
          <table:table-cell table:formula="of:=[.C162]*[.$A$4]+[.$B$4]" office:value-type="float" office:value="13101347321.536" calcext:value-type="float">
            <text:p>13101347321.536</text:p>
          </table:table-cell>
          <table:table-cell table:formula="of:=[.B162]/[.D162]" office:value-type="float" office:value="2.84075770121913" calcext:value-type="float">
            <text:p>2.840757701219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-01</text:p>
          </table:table-cell>
          <table:table-cell office:value-type="float" office:value="8467029200" calcext:value-type="float">
            <text:p>8467029200</text:p>
          </table:table-cell>
          <table:table-cell office:value-type="float" office:value="157" calcext:value-type="float">
            <text:p>157</text:p>
          </table:table-cell>
          <table:table-cell table:formula="of:=[.C163]*[.$A$4]+[.$B$4]" office:value-type="float" office:value="13119664278.0789" calcext:value-type="float">
            <text:p>13119664278.0789</text:p>
          </table:table-cell>
          <table:table-cell table:formula="of:=[.B163]/[.D163]" office:value-type="float" office:value="0.645369349438857" calcext:value-type="float">
            <text:p>0.645369349438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-02</text:p>
          </table:table-cell>
          <table:table-cell office:value-type="float" office:value="11940726700" calcext:value-type="float">
            <text:p>11940726700</text:p>
          </table:table-cell>
          <table:table-cell office:value-type="float" office:value="158" calcext:value-type="float">
            <text:p>158</text:p>
          </table:table-cell>
          <table:table-cell table:formula="of:=[.C164]*[.$A$4]+[.$B$4]" office:value-type="float" office:value="13137981234.6218" calcext:value-type="float">
            <text:p>13137981234.6218</text:p>
          </table:table-cell>
          <table:table-cell table:formula="of:=[.B164]/[.D164]" office:value-type="float" office:value="0.90887073795883" calcext:value-type="float">
            <text:p>0.908870737958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-03</text:p>
          </table:table-cell>
          <table:table-cell office:value-type="float" office:value="10009249600" calcext:value-type="float">
            <text:p>10009249600</text:p>
          </table:table-cell>
          <table:table-cell office:value-type="float" office:value="159" calcext:value-type="float">
            <text:p>159</text:p>
          </table:table-cell>
          <table:table-cell table:formula="of:=[.C165]*[.$A$4]+[.$B$4]" office:value-type="float" office:value="13156298191.1647" calcext:value-type="float">
            <text:p>13156298191.1647</text:p>
          </table:table-cell>
          <table:table-cell table:formula="of:=[.B165]/[.D165]" office:value-type="float" office:value="0.760795282575902" calcext:value-type="float">
            <text:p>0.7607952825759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-04</text:p>
          </table:table-cell>
          <table:table-cell office:value-type="float" office:value="11028479004" calcext:value-type="float">
            <text:p>11028479004</text:p>
          </table:table-cell>
          <table:table-cell office:value-type="float" office:value="160" calcext:value-type="float">
            <text:p>160</text:p>
          </table:table-cell>
          <table:table-cell table:formula="of:=[.C166]*[.$A$4]+[.$B$4]" office:value-type="float" office:value="13174615147.7077" calcext:value-type="float">
            <text:p>13174615147.7077</text:p>
          </table:table-cell>
          <table:table-cell table:formula="of:=[.B166]/[.D166]" office:value-type="float" office:value="0.83710065761723" calcext:value-type="float">
            <text:p>0.837100657617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-05</text:p>
          </table:table-cell>
          <table:table-cell office:value-type="float" office:value="9523425800" calcext:value-type="float">
            <text:p>9523425800</text:p>
          </table:table-cell>
          <table:table-cell office:value-type="float" office:value="161" calcext:value-type="float">
            <text:p>161</text:p>
          </table:table-cell>
          <table:table-cell table:formula="of:=[.C167]*[.$A$4]+[.$B$4]" office:value-type="float" office:value="13192932104.2506" calcext:value-type="float">
            <text:p>13192932104.2506</text:p>
          </table:table-cell>
          <table:table-cell table:formula="of:=[.B167]/[.D167]" office:value-type="float" office:value="0.721858168051338" calcext:value-type="float">
            <text:p>0.721858168051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-06</text:p>
          </table:table-cell>
          <table:table-cell office:value-type="float" office:value="10947130600" calcext:value-type="float">
            <text:p>10947130600</text:p>
          </table:table-cell>
          <table:table-cell office:value-type="float" office:value="162" calcext:value-type="float">
            <text:p>162</text:p>
          </table:table-cell>
          <table:table-cell table:formula="of:=[.C168]*[.$A$4]+[.$B$4]" office:value-type="float" office:value="13211249060.7935" calcext:value-type="float">
            <text:p>13211249060.7935</text:p>
          </table:table-cell>
          <table:table-cell table:formula="of:=[.B168]/[.D168]" office:value-type="float" office:value="0.828621922849626" calcext:value-type="float">
            <text:p>0.8286219228496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-07</text:p>
          </table:table-cell>
          <table:table-cell office:value-type="float" office:value="8641493004" calcext:value-type="float">
            <text:p>8641493004</text:p>
          </table:table-cell>
          <table:table-cell office:value-type="float" office:value="163" calcext:value-type="float">
            <text:p>163</text:p>
          </table:table-cell>
          <table:table-cell table:formula="of:=[.C169]*[.$A$4]+[.$B$4]" office:value-type="float" office:value="13229566017.3364" calcext:value-type="float">
            <text:p>13229566017.3364</text:p>
          </table:table-cell>
          <table:table-cell table:formula="of:=[.B169]/[.D169]" office:value-type="float" office:value="0.653195501097765" calcext:value-type="float">
            <text:p>0.6531955010977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-08</text:p>
          </table:table-cell>
          <table:table-cell office:value-type="float" office:value="10463376704" calcext:value-type="float">
            <text:p>10463376704</text:p>
          </table:table-cell>
          <table:table-cell office:value-type="float" office:value="164" calcext:value-type="float">
            <text:p>164</text:p>
          </table:table-cell>
          <table:table-cell table:formula="of:=[.C170]*[.$A$4]+[.$B$4]" office:value-type="float" office:value="13247882973.8793" calcext:value-type="float">
            <text:p>13247882973.8793</text:p>
          </table:table-cell>
          <table:table-cell table:formula="of:=[.B170]/[.D170]" office:value-type="float" office:value="0.789815000980196" calcext:value-type="float">
            <text:p>0.789815000980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-09</text:p>
          </table:table-cell>
          <table:table-cell office:value-type="float" office:value="13543330500" calcext:value-type="float">
            <text:p>13543330500</text:p>
          </table:table-cell>
          <table:table-cell office:value-type="float" office:value="165" calcext:value-type="float">
            <text:p>165</text:p>
          </table:table-cell>
          <table:table-cell table:formula="of:=[.C171]*[.$A$4]+[.$B$4]" office:value-type="float" office:value="13266199930.4222" calcext:value-type="float">
            <text:p>13266199930.4222</text:p>
          </table:table-cell>
          <table:table-cell table:formula="of:=[.B171]/[.D171]" office:value-type="float" office:value="1.02088997384566" calcext:value-type="float">
            <text:p>1.020889973845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-10</text:p>
          </table:table-cell>
          <table:table-cell office:value-type="float" office:value="15613903200" calcext:value-type="float">
            <text:p>15613903200</text:p>
          </table:table-cell>
          <table:table-cell office:value-type="float" office:value="166" calcext:value-type="float">
            <text:p>166</text:p>
          </table:table-cell>
          <table:table-cell table:formula="of:=[.C172]*[.$A$4]+[.$B$4]" office:value-type="float" office:value="13284516886.9651" calcext:value-type="float">
            <text:p>13284516886.9651</text:p>
          </table:table-cell>
          <table:table-cell table:formula="of:=[.B172]/[.D172]" office:value-type="float" office:value="1.17534595596175" calcext:value-type="float">
            <text:p>1.17534595596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-11</text:p>
          </table:table-cell>
          <table:table-cell office:value-type="float" office:value="16407530996" calcext:value-type="float">
            <text:p>16407530996</text:p>
          </table:table-cell>
          <table:table-cell office:value-type="float" office:value="167" calcext:value-type="float">
            <text:p>167</text:p>
          </table:table-cell>
          <table:table-cell table:formula="of:=[.C173]*[.$A$4]+[.$B$4]" office:value-type="float" office:value="13302833843.508" calcext:value-type="float">
            <text:p>13302833843.508</text:p>
          </table:table-cell>
          <table:table-cell table:formula="of:=[.B173]/[.D173]" office:value-type="float" office:value="1.2333861483211" calcext:value-type="float">
            <text:p>1.2333861483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-12</text:p>
          </table:table-cell>
          <table:table-cell office:value-type="float" office:value="32250082888" calcext:value-type="float">
            <text:p>32250082888</text:p>
          </table:table-cell>
          <table:table-cell office:value-type="float" office:value="168" calcext:value-type="float">
            <text:p>168</text:p>
          </table:table-cell>
          <table:table-cell table:formula="of:=[.C174]*[.$A$4]+[.$B$4]" office:value-type="float" office:value="13321150800.051" calcext:value-type="float">
            <text:p>13321150800.051</text:p>
          </table:table-cell>
          <table:table-cell table:formula="of:=[.B174]/[.D174]" office:value-type="float" office:value="2.42096823105378" calcext:value-type="float">
            <text:p>2.42096823105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01</text:p>
          </table:table-cell>
          <table:table-cell office:value-type="float" office:value="8219347496" calcext:value-type="float">
            <text:p>8219347496</text:p>
          </table:table-cell>
          <table:table-cell office:value-type="float" office:value="169" calcext:value-type="float">
            <text:p>169</text:p>
          </table:table-cell>
          <table:table-cell table:formula="of:=[.C175]*[.$A$4]+[.$B$4]" office:value-type="float" office:value="13339467756.5939" calcext:value-type="float">
            <text:p>13339467756.5939</text:p>
          </table:table-cell>
          <table:table-cell table:formula="of:=[.B175]/[.D175]" office:value-type="float" office:value="0.616167574747281" calcext:value-type="float">
            <text:p>0.616167574747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02</text:p>
          </table:table-cell>
          <table:table-cell office:value-type="float" office:value="11085375700" calcext:value-type="float">
            <text:p>11085375700</text:p>
          </table:table-cell>
          <table:table-cell office:value-type="float" office:value="170" calcext:value-type="float">
            <text:p>170</text:p>
          </table:table-cell>
          <table:table-cell table:formula="of:=[.C176]*[.$A$4]+[.$B$4]" office:value-type="float" office:value="13357784713.1368" calcext:value-type="float">
            <text:p>13357784713.1368</text:p>
          </table:table-cell>
          <table:table-cell table:formula="of:=[.B176]/[.D176]" office:value-type="float" office:value="0.829881296791528" calcext:value-type="float">
            <text:p>0.8298812967915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03</text:p>
          </table:table-cell>
          <table:table-cell office:value-type="float" office:value="22557245200" calcext:value-type="float">
            <text:p>22557245200</text:p>
          </table:table-cell>
          <table:table-cell office:value-type="float" office:value="171" calcext:value-type="float">
            <text:p>171</text:p>
          </table:table-cell>
          <table:table-cell table:formula="of:=[.C177]*[.$A$4]+[.$B$4]" office:value-type="float" office:value="13376101669.6797" calcext:value-type="float">
            <text:p>13376101669.6797</text:p>
          </table:table-cell>
          <table:table-cell table:formula="of:=[.B177]/[.D177]" office:value-type="float" office:value="1.68638410181433" calcext:value-type="float">
            <text:p>1.68638410181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04</text:p>
          </table:table-cell>
          <table:table-cell office:value-type="float" office:value="9893186800" calcext:value-type="float">
            <text:p>9893186800</text:p>
          </table:table-cell>
          <table:table-cell office:value-type="float" office:value="172" calcext:value-type="float">
            <text:p>172</text:p>
          </table:table-cell>
          <table:table-cell table:formula="of:=[.C178]*[.$A$4]+[.$B$4]" office:value-type="float" office:value="13394418626.2226" calcext:value-type="float">
            <text:p>13394418626.2226</text:p>
          </table:table-cell>
          <table:table-cell table:formula="of:=[.B178]/[.D178]" office:value-type="float" office:value="0.738605166530472" calcext:value-type="float">
            <text:p>0.7386051665304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05</text:p>
          </table:table-cell>
          <table:table-cell office:value-type="float" office:value="10487828400" calcext:value-type="float">
            <text:p>10487828400</text:p>
          </table:table-cell>
          <table:table-cell office:value-type="float" office:value="173" calcext:value-type="float">
            <text:p>173</text:p>
          </table:table-cell>
          <table:table-cell table:formula="of:=[.C179]*[.$A$4]+[.$B$4]" office:value-type="float" office:value="13412735582.7655" calcext:value-type="float">
            <text:p>13412735582.7655</text:p>
          </table:table-cell>
          <table:table-cell table:formula="of:=[.B179]/[.D179]" office:value-type="float" office:value="0.781930601351463" calcext:value-type="float">
            <text:p>0.781930601351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06</text:p>
          </table:table-cell>
          <table:table-cell office:value-type="float" office:value="11149910100" calcext:value-type="float">
            <text:p>11149910100</text:p>
          </table:table-cell>
          <table:table-cell office:value-type="float" office:value="174" calcext:value-type="float">
            <text:p>174</text:p>
          </table:table-cell>
          <table:table-cell table:formula="of:=[.C180]*[.$A$4]+[.$B$4]" office:value-type="float" office:value="13431052539.3084" calcext:value-type="float">
            <text:p>13431052539.3084</text:p>
          </table:table-cell>
          <table:table-cell table:formula="of:=[.B180]/[.D180]" office:value-type="float" office:value="0.830159071105392" calcext:value-type="float">
            <text:p>0.830159071105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07</text:p>
          </table:table-cell>
          <table:table-cell office:value-type="float" office:value="6713729400" calcext:value-type="float">
            <text:p>6713729400</text:p>
          </table:table-cell>
          <table:table-cell office:value-type="float" office:value="175" calcext:value-type="float">
            <text:p>175</text:p>
          </table:table-cell>
          <table:table-cell table:formula="of:=[.C181]*[.$A$4]+[.$B$4]" office:value-type="float" office:value="13449369495.8513" calcext:value-type="float">
            <text:p>13449369495.8513</text:p>
          </table:table-cell>
          <table:table-cell table:formula="of:=[.B181]/[.D181]" office:value-type="float" office:value="0.49918543780591" calcext:value-type="float">
            <text:p>0.49918543780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08</text:p>
          </table:table-cell>
          <table:table-cell office:value-type="float" office:value="14593941600" calcext:value-type="float">
            <text:p>14593941600</text:p>
          </table:table-cell>
          <table:table-cell office:value-type="float" office:value="176" calcext:value-type="float">
            <text:p>176</text:p>
          </table:table-cell>
          <table:table-cell table:formula="of:=[.C182]*[.$A$4]+[.$B$4]" office:value-type="float" office:value="13467686452.3943" calcext:value-type="float">
            <text:p>13467686452.3943</text:p>
          </table:table-cell>
          <table:table-cell table:formula="of:=[.B182]/[.D182]" office:value-type="float" office:value="1.08362647523662" calcext:value-type="float">
            <text:p>1.083626475236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09</text:p>
          </table:table-cell>
          <table:table-cell office:value-type="float" office:value="13036717400" calcext:value-type="float">
            <text:p>13036717400</text:p>
          </table:table-cell>
          <table:table-cell office:value-type="float" office:value="177" calcext:value-type="float">
            <text:p>177</text:p>
          </table:table-cell>
          <table:table-cell table:formula="of:=[.C183]*[.$A$4]+[.$B$4]" office:value-type="float" office:value="13486003408.9372" calcext:value-type="float">
            <text:p>13486003408.9372</text:p>
          </table:table-cell>
          <table:table-cell table:formula="of:=[.B183]/[.D183]" office:value-type="float" office:value="0.966685014432117" calcext:value-type="float">
            <text:p>0.966685014432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0</text:p>
          </table:table-cell>
          <table:table-cell office:value-type="float" office:value="12833491300" calcext:value-type="float">
            <text:p>12833491300</text:p>
          </table:table-cell>
          <table:table-cell office:value-type="float" office:value="178" calcext:value-type="float">
            <text:p>178</text:p>
          </table:table-cell>
          <table:table-cell table:formula="of:=[.C184]*[.$A$4]+[.$B$4]" office:value-type="float" office:value="13504320365.4801" calcext:value-type="float">
            <text:p>13504320365.4801</text:p>
          </table:table-cell>
          <table:table-cell table:formula="of:=[.B184]/[.D184]" office:value-type="float" office:value="0.950324855503661" calcext:value-type="float">
            <text:p>0.9503248555036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1</text:p>
          </table:table-cell>
          <table:table-cell office:value-type="float" office:value="17609404396" calcext:value-type="float">
            <text:p>17609404396</text:p>
          </table:table-cell>
          <table:table-cell office:value-type="float" office:value="179" calcext:value-type="float">
            <text:p>179</text:p>
          </table:table-cell>
          <table:table-cell table:formula="of:=[.C185]*[.$A$4]+[.$B$4]" office:value-type="float" office:value="13522637322.023" calcext:value-type="float">
            <text:p>13522637322.023</text:p>
          </table:table-cell>
          <table:table-cell table:formula="of:=[.B185]/[.D185]" office:value-type="float" office:value="1.30221671828182" calcext:value-type="float">
            <text:p>1.30221671828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</text:p>
          </table:table-cell>
          <table:table-cell office:value-type="float" office:value="22791412696" calcext:value-type="float">
            <text:p>22791412696</text:p>
          </table:table-cell>
          <table:table-cell office:value-type="float" office:value="180" calcext:value-type="float">
            <text:p>180</text:p>
          </table:table-cell>
          <table:table-cell table:formula="of:=[.C186]*[.$A$4]+[.$B$4]" office:value-type="float" office:value="13540954278.5659" calcext:value-type="float">
            <text:p>13540954278.5659</text:p>
          </table:table-cell>
          <table:table-cell table:formula="of:=[.B186]/[.D186]" office:value-type="float" office:value="1.68314671382332" calcext:value-type="float">
            <text:p>1.683146713823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-01</text:p>
          </table:table-cell>
          <table:table-cell office:value-type="float" office:value="10724559300" calcext:value-type="float">
            <text:p>10724559300</text:p>
          </table:table-cell>
          <table:table-cell office:value-type="float" office:value="181" calcext:value-type="float">
            <text:p>181</text:p>
          </table:table-cell>
          <table:table-cell table:formula="of:=[.C187]*[.$A$4]+[.$B$4]" office:value-type="float" office:value="13559271235.1088" calcext:value-type="float">
            <text:p>13559271235.1088</text:p>
          </table:table-cell>
          <table:table-cell table:formula="of:=[.B187]/[.D187]" office:value-type="float" office:value="0.790939211558145" calcext:value-type="float">
            <text:p>0.790939211558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-02</text:p>
          </table:table-cell>
          <table:table-cell office:value-type="float" office:value="10216264800" calcext:value-type="float">
            <text:p>10216264800</text:p>
          </table:table-cell>
          <table:table-cell office:value-type="float" office:value="182" calcext:value-type="float">
            <text:p>182</text:p>
          </table:table-cell>
          <table:table-cell table:formula="of:=[.C188]*[.$A$4]+[.$B$4]" office:value-type="float" office:value="13577588191.6517" calcext:value-type="float">
            <text:p>13577588191.6517</text:p>
          </table:table-cell>
          <table:table-cell table:formula="of:=[.B188]/[.D188]" office:value-type="float" office:value="0.752435900676495" calcext:value-type="float">
            <text:p>0.7524359006764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-03</text:p>
          </table:table-cell>
          <table:table-cell office:value-type="float" office:value="13281566200" calcext:value-type="float">
            <text:p>13281566200</text:p>
          </table:table-cell>
          <table:table-cell office:value-type="float" office:value="183" calcext:value-type="float">
            <text:p>183</text:p>
          </table:table-cell>
          <table:table-cell table:formula="of:=[.C189]*[.$A$4]+[.$B$4]" office:value-type="float" office:value="13595905148.1946" calcext:value-type="float">
            <text:p>13595905148.1946</text:p>
          </table:table-cell>
          <table:table-cell table:formula="of:=[.B189]/[.D189]" office:value-type="float" office:value="0.976879880760541" calcext:value-type="float">
            <text:p>0.9768798807605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-04</text:p>
          </table:table-cell>
          <table:table-cell office:value-type="float" office:value="7717509800" calcext:value-type="float">
            <text:p>7717509800</text:p>
          </table:table-cell>
          <table:table-cell office:value-type="float" office:value="184" calcext:value-type="float">
            <text:p>184</text:p>
          </table:table-cell>
          <table:table-cell table:formula="of:=[.C190]*[.$A$4]+[.$B$4]" office:value-type="float" office:value="13614222104.7375" calcext:value-type="float">
            <text:p>13614222104.7375</text:p>
          </table:table-cell>
          <table:table-cell table:formula="of:=[.B190]/[.D190]" office:value-type="float" office:value="0.5668711543434" calcext:value-type="float">
            <text:p>0.56687115434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-05</text:p>
          </table:table-cell>
          <table:table-cell office:value-type="float" office:value="13562074400" calcext:value-type="float">
            <text:p>13562074400</text:p>
          </table:table-cell>
          <table:table-cell office:value-type="float" office:value="185" calcext:value-type="float">
            <text:p>185</text:p>
          </table:table-cell>
          <table:table-cell table:formula="of:=[.C191]*[.$A$4]+[.$B$4]" office:value-type="float" office:value="13632539061.2805" calcext:value-type="float">
            <text:p>13632539061.2805</text:p>
          </table:table-cell>
          <table:table-cell table:formula="of:=[.B191]/[.D191]" office:value-type="float" office:value="0.99483114180244" calcext:value-type="float">
            <text:p>0.99483114180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-06</text:p>
          </table:table-cell>
          <table:table-cell office:value-type="float" office:value="10391431404" calcext:value-type="float">
            <text:p>10391431404</text:p>
          </table:table-cell>
          <table:table-cell office:value-type="float" office:value="186" calcext:value-type="float">
            <text:p>186</text:p>
          </table:table-cell>
          <table:table-cell table:formula="of:=[.C192]*[.$A$4]+[.$B$4]" office:value-type="float" office:value="13650856017.8234" calcext:value-type="float">
            <text:p>13650856017.8234</text:p>
          </table:table-cell>
          <table:table-cell table:formula="of:=[.B192]/[.D192]" office:value-type="float" office:value="0.761229287777435" calcext:value-type="float">
            <text:p>0.761229287777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-07</text:p>
          </table:table-cell>
          <table:table-cell office:value-type="float" office:value="7817744200" calcext:value-type="float">
            <text:p>7817744200</text:p>
          </table:table-cell>
          <table:table-cell office:value-type="float" office:value="187" calcext:value-type="float">
            <text:p>187</text:p>
          </table:table-cell>
          <table:table-cell table:formula="of:=[.C193]*[.$A$4]+[.$B$4]" office:value-type="float" office:value="13669172974.3663" calcext:value-type="float">
            <text:p>13669172974.3663</text:p>
          </table:table-cell>
          <table:table-cell table:formula="of:=[.B193]/[.D193]" office:value-type="float" office:value="0.57192517898929" calcext:value-type="float">
            <text:p>0.571925178989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-08</text:p>
          </table:table-cell>
          <table:table-cell office:value-type="float" office:value="13001821000" calcext:value-type="float">
            <text:p>13001821000</text:p>
          </table:table-cell>
          <table:table-cell office:value-type="float" office:value="188" calcext:value-type="float">
            <text:p>188</text:p>
          </table:table-cell>
          <table:table-cell table:formula="of:=[.C194]*[.$A$4]+[.$B$4]" office:value-type="float" office:value="13687489930.9092" calcext:value-type="float">
            <text:p>13687489930.9092</text:p>
          </table:table-cell>
          <table:table-cell table:formula="of:=[.B194]/[.D194]" office:value-type="float" office:value="0.949905429383308" calcext:value-type="float">
            <text:p>0.949905429383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-09</text:p>
          </table:table-cell>
          <table:table-cell office:value-type="float" office:value="10878219800" calcext:value-type="float">
            <text:p>10878219800</text:p>
          </table:table-cell>
          <table:table-cell office:value-type="float" office:value="189" calcext:value-type="float">
            <text:p>189</text:p>
          </table:table-cell>
          <table:table-cell table:formula="of:=[.C195]*[.$A$4]+[.$B$4]" office:value-type="float" office:value="13705806887.4521" calcext:value-type="float">
            <text:p>13705806887.4521</text:p>
          </table:table-cell>
          <table:table-cell table:formula="of:=[.B195]/[.D195]" office:value-type="float" office:value="0.793694226784939" calcext:value-type="float">
            <text:p>0.7936942267849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-10</text:p>
          </table:table-cell>
          <table:table-cell office:value-type="float" office:value="13771826600" calcext:value-type="float">
            <text:p>13771826600</text:p>
          </table:table-cell>
          <table:table-cell office:value-type="float" office:value="190" calcext:value-type="float">
            <text:p>190</text:p>
          </table:table-cell>
          <table:table-cell table:formula="of:=[.C196]*[.$A$4]+[.$B$4]" office:value-type="float" office:value="13724123843.995" calcext:value-type="float">
            <text:p>13724123843.995</text:p>
          </table:table-cell>
          <table:table-cell table:formula="of:=[.B196]/[.D196]" office:value-type="float" office:value="1.00347583252288" calcext:value-type="float">
            <text:p>1.00347583252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-11</text:p>
          </table:table-cell>
          <table:table-cell office:value-type="float" office:value="16967463796" calcext:value-type="float">
            <text:p>16967463796</text:p>
          </table:table-cell>
          <table:table-cell office:value-type="float" office:value="191" calcext:value-type="float">
            <text:p>191</text:p>
          </table:table-cell>
          <table:table-cell table:formula="of:=[.C197]*[.$A$4]+[.$B$4]" office:value-type="float" office:value="13742440800.5379" calcext:value-type="float">
            <text:p>13742440800.5379</text:p>
          </table:table-cell>
          <table:table-cell table:formula="of:=[.B197]/[.D197]" office:value-type="float" office:value="1.23467614248961" calcext:value-type="float">
            <text:p>1.234676142489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-12</text:p>
          </table:table-cell>
          <table:table-cell office:value-type="float" office:value="19834589600" calcext:value-type="float">
            <text:p>19834589600</text:p>
          </table:table-cell>
          <table:table-cell office:value-type="float" office:value="192" calcext:value-type="float">
            <text:p>192</text:p>
          </table:table-cell>
          <table:table-cell table:formula="of:=[.C198]*[.$A$4]+[.$B$4]" office:value-type="float" office:value="13760757757.0808" calcext:value-type="float">
            <text:p>13760757757.0808</text:p>
          </table:table-cell>
          <table:table-cell table:formula="of:=[.B198]/[.D198]" office:value-type="float" office:value="1.44138789085171" calcext:value-type="float">
            <text:p>1.44138789085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01</text:p>
          </table:table-cell>
          <table:table-cell office:value-type="float" office:value="9995598200" calcext:value-type="float">
            <text:p>9995598200</text:p>
          </table:table-cell>
          <table:table-cell office:value-type="float" office:value="193" calcext:value-type="float">
            <text:p>193</text:p>
          </table:table-cell>
          <table:table-cell table:formula="of:=[.C199]*[.$A$4]+[.$B$4]" office:value-type="float" office:value="13779074713.6238" calcext:value-type="float">
            <text:p>13779074713.6238</text:p>
          </table:table-cell>
          <table:table-cell table:formula="of:=[.B199]/[.D199]" office:value-type="float" office:value="0.725418680698282" calcext:value-type="float">
            <text:p>0.725418680698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02</text:p>
          </table:table-cell>
          <table:table-cell office:value-type="float" office:value="7973971600" calcext:value-type="float">
            <text:p>7973971600</text:p>
          </table:table-cell>
          <table:table-cell office:value-type="float" office:value="194" calcext:value-type="float">
            <text:p>194</text:p>
          </table:table-cell>
          <table:table-cell table:formula="of:=[.C200]*[.$A$4]+[.$B$4]" office:value-type="float" office:value="13797391670.1667" calcext:value-type="float">
            <text:p>13797391670.1667</text:p>
          </table:table-cell>
          <table:table-cell table:formula="of:=[.B200]/[.D200]" office:value-type="float" office:value="0.577933263809686" calcext:value-type="float">
            <text:p>0.5779332638096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03</text:p>
          </table:table-cell>
          <table:table-cell office:value-type="float" office:value="11473906500" calcext:value-type="float">
            <text:p>11473906500</text:p>
          </table:table-cell>
          <table:table-cell office:value-type="float" office:value="195" calcext:value-type="float">
            <text:p>195</text:p>
          </table:table-cell>
          <table:table-cell table:formula="of:=[.C201]*[.$A$4]+[.$B$4]" office:value-type="float" office:value="13815708626.7096" calcext:value-type="float">
            <text:p>13815708626.7096</text:p>
          </table:table-cell>
          <table:table-cell table:formula="of:=[.B201]/[.D201]" office:value-type="float" office:value="0.830497139887401" calcext:value-type="float">
            <text:p>0.8304971398874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04</text:p>
          </table:table-cell>
          <table:table-cell office:value-type="float" office:value="9870244304" calcext:value-type="float">
            <text:p>9870244304</text:p>
          </table:table-cell>
          <table:table-cell office:value-type="float" office:value="196" calcext:value-type="float">
            <text:p>196</text:p>
          </table:table-cell>
          <table:table-cell table:formula="of:=[.C202]*[.$A$4]+[.$B$4]" office:value-type="float" office:value="13834025583.2525" calcext:value-type="float">
            <text:p>13834025583.2525</text:p>
          </table:table-cell>
          <table:table-cell table:formula="of:=[.B202]/[.D202]" office:value-type="float" office:value="0.713475932554942" calcext:value-type="float">
            <text:p>0.7134759325549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05</text:p>
          </table:table-cell>
          <table:table-cell office:value-type="float" office:value="14279819400" calcext:value-type="float">
            <text:p>14279819400</text:p>
          </table:table-cell>
          <table:table-cell office:value-type="float" office:value="197" calcext:value-type="float">
            <text:p>197</text:p>
          </table:table-cell>
          <table:table-cell table:formula="of:=[.C203]*[.$A$4]+[.$B$4]" office:value-type="float" office:value="13852342539.7954" calcext:value-type="float">
            <text:p>13852342539.7954</text:p>
          </table:table-cell>
          <table:table-cell table:formula="of:=[.B203]/[.D203]" office:value-type="float" office:value="1.03085953577718" calcext:value-type="float">
            <text:p>1.030859535777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06</text:p>
          </table:table-cell>
          <table:table-cell office:value-type="float" office:value="7767720800" calcext:value-type="float">
            <text:p>7767720800</text:p>
          </table:table-cell>
          <table:table-cell office:value-type="float" office:value="198" calcext:value-type="float">
            <text:p>198</text:p>
          </table:table-cell>
          <table:table-cell table:formula="of:=[.C204]*[.$A$4]+[.$B$4]" office:value-type="float" office:value="13870659496.3383" calcext:value-type="float">
            <text:p>13870659496.3383</text:p>
          </table:table-cell>
          <table:table-cell table:formula="of:=[.B204]/[.D204]" office:value-type="float" office:value="0.560010921041684" calcext:value-type="float">
            <text:p>0.5600109210416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07</text:p>
          </table:table-cell>
          <table:table-cell office:value-type="float" office:value="10540250000" calcext:value-type="float">
            <text:p>10540250000</text:p>
          </table:table-cell>
          <table:table-cell office:value-type="float" office:value="199" calcext:value-type="float">
            <text:p>199</text:p>
          </table:table-cell>
          <table:table-cell table:formula="of:=[.C205]*[.$A$4]+[.$B$4]" office:value-type="float" office:value="13888976452.8812" calcext:value-type="float">
            <text:p>13888976452.8812</text:p>
          </table:table-cell>
          <table:table-cell table:formula="of:=[.B205]/[.D205]" office:value-type="float" office:value="0.758893215476181" calcext:value-type="float">
            <text:p>0.758893215476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08</text:p>
          </table:table-cell>
          <table:table-cell office:value-type="float" office:value="15294258004" calcext:value-type="float">
            <text:p>15294258004</text:p>
          </table:table-cell>
          <table:table-cell office:value-type="float" office:value="200" calcext:value-type="float">
            <text:p>200</text:p>
          </table:table-cell>
          <table:table-cell table:formula="of:=[.C206]*[.$A$4]+[.$B$4]" office:value-type="float" office:value="13907293409.4241" calcext:value-type="float">
            <text:p>13907293409.4241</text:p>
          </table:table-cell>
          <table:table-cell table:formula="of:=[.B206]/[.D206]" office:value-type="float" office:value="1.09972929697708" calcext:value-type="float">
            <text:p>1.099729296977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09</text:p>
          </table:table-cell>
          <table:table-cell office:value-type="float" office:value="9560797400" calcext:value-type="float">
            <text:p>9560797400</text:p>
          </table:table-cell>
          <table:table-cell office:value-type="float" office:value="201" calcext:value-type="float">
            <text:p>201</text:p>
          </table:table-cell>
          <table:table-cell table:formula="of:=[.C207]*[.$A$4]+[.$B$4]" office:value-type="float" office:value="13925610365.9671" calcext:value-type="float">
            <text:p>13925610365.9671</text:p>
          </table:table-cell>
          <table:table-cell table:formula="of:=[.B207]/[.D207]" office:value-type="float" office:value="0.686562179232426" calcext:value-type="float">
            <text:p>0.6865621792324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10</text:p>
          </table:table-cell>
          <table:table-cell office:value-type="float" office:value="19593394800" calcext:value-type="float">
            <text:p>19593394800</text:p>
          </table:table-cell>
          <table:table-cell office:value-type="float" office:value="202" calcext:value-type="float">
            <text:p>202</text:p>
          </table:table-cell>
          <table:table-cell table:formula="of:=[.C208]*[.$A$4]+[.$B$4]" office:value-type="float" office:value="13943927322.51" calcext:value-type="float">
            <text:p>13943927322.51</text:p>
          </table:table-cell>
          <table:table-cell table:formula="of:=[.B208]/[.D208]" office:value-type="float" office:value="1.40515611899167" calcext:value-type="float">
            <text:p>1.40515611899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11</text:p>
          </table:table-cell>
          <table:table-cell office:value-type="float" office:value="17946356400" calcext:value-type="float">
            <text:p>17946356400</text:p>
          </table:table-cell>
          <table:table-cell office:value-type="float" office:value="203" calcext:value-type="float">
            <text:p>203</text:p>
          </table:table-cell>
          <table:table-cell table:formula="of:=[.C209]*[.$A$4]+[.$B$4]" office:value-type="float" office:value="13962244279.0529" calcext:value-type="float">
            <text:p>13962244279.0529</text:p>
          </table:table-cell>
          <table:table-cell table:formula="of:=[.B209]/[.D209]" office:value-type="float" office:value="1.28534897694953" calcext:value-type="float">
            <text:p>1.285348976949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12</text:p>
          </table:table-cell>
          <table:table-cell office:value-type="float" office:value="18120622800" calcext:value-type="float">
            <text:p>18120622800</text:p>
          </table:table-cell>
          <table:table-cell office:value-type="float" office:value="204" calcext:value-type="float">
            <text:p>204</text:p>
          </table:table-cell>
          <table:table-cell table:formula="of:=[.C210]*[.$A$4]+[.$B$4]" office:value-type="float" office:value="13980561235.5958" calcext:value-type="float">
            <text:p>13980561235.5958</text:p>
          </table:table-cell>
          <table:table-cell table:formula="of:=[.B210]/[.D210]" office:value-type="float" office:value="1.29612985449134" calcext:value-type="float">
            <text:p>1.29612985449134</text:p>
          </table:table-cell>
          <table:table-cell table:number-columns-repeated="1019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03:57:55.368126561</meta:creation-date>
    <dc:date>2020-02-16T04:32:07.610102733</dc:date>
    <meta:editing-duration>PT21S</meta:editing-duration>
    <meta:editing-cycles>1</meta:editing-cycles>
    <meta:generator>LibreOffice/6.0.7.3$Linux_X86_64 LibreOffice_project/00m0$Build-3</meta:generator>
    <meta:document-statistic meta:table-count="1" meta:cell-count="1125" meta:object-count="0"/>
  </office:meta>
</office:document-meta>
</file>